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2.2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71.4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71.7pt"/>
    </style:style>
    <style:style style:name="co13" style:family="table-column">
      <style:table-column-properties fo:break-before="auto" style:column-width="94.59pt"/>
    </style:style>
    <style:style style:name="co14" style:family="table-column">
      <style:table-column-properties fo:break-before="auto" style:column-width="99.55pt"/>
    </style:style>
    <style:style style:name="co15" style:family="table-column">
      <style:table-column-properties fo:break-before="auto" style:column-width="105.3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101.99pt"/>
    </style:style>
    <style:style style:name="co18" style:family="table-column">
      <style:table-column-properties fo:break-before="auto" style:column-width="113.56pt"/>
    </style:style>
    <style:style style:name="co19" style:family="table-column">
      <style:table-column-properties fo:break-before="auto" style:column-width="139.04pt"/>
    </style:style>
    <style:style style:name="co20" style:family="table-column">
      <style:table-column-properties fo:break-before="auto" style:column-width="115.2pt"/>
    </style:style>
    <style:style style:name="co21" style:family="table-column">
      <style:table-column-properties fo:break-before="auto" style:column-width="89.66pt"/>
    </style:style>
    <style:style style:name="co22" style:family="table-column">
      <style:table-column-properties fo:break-before="auto" style:column-width="64.09pt"/>
    </style:style>
    <style:style style:name="co23" style:family="table-column">
      <style:table-column-properties fo:break-before="auto" style:column-width="180.6pt"/>
    </style:style>
    <style:style style:name="co24" style:family="table-column">
      <style:table-column-properties fo:break-before="auto" style:column-width="171.35pt"/>
    </style:style>
    <style:style style:name="co25" style:family="table-column">
      <style:table-column-properties fo:break-before="auto" style:column-width="129.15pt"/>
    </style:style>
    <style:style style:name="co26" style:family="table-column">
      <style:table-column-properties fo:break-before="auto" style:column-width="80.76pt"/>
    </style:style>
    <style:style style:name="co27" style:family="table-column">
      <style:table-column-properties fo:break-before="auto" style:column-width="131.64pt"/>
    </style:style>
    <style:style style:name="co28" style:family="table-column">
      <style:table-column-properties fo:break-before="auto" style:column-width="93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T1" style:family="text">
      <style:text-properties style:font-name="Ari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COMNAP stations and camp sit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number-columns-repeated="1011" table:default-cell-style-name="ce4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Belgrano II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2.467" calcext:value-type="float">
            <text:p>52.4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7.617" calcext:value-type="float">
            <text:p>37.61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Y</text:p>
          </table:table-cell>
          <table:table-cell table:style-name="ce3" office:value-type="string" calcext:value-type="string">
            <text:p>Argentina</text:p>
          </table:table-cell>
          <table:table-cell table:style-name="ce5" office:value-type="float" office:value="1955" calcext:value-type="float">
            <text:p>195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722" calcext:value-type="float">
            <text:p>53.72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227" calcext:value-type="float">
            <text:p>52.22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ámara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5.631" calcext:value-type="float">
            <text:p>35.63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5.161" calcext:value-type="float">
            <text:p>55.16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53" calcext:value-type="float">
            <text:p>1953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ecepcío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8.606" calcext:value-type="float">
            <text:p>58.60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2.042" calcext:value-type="float">
            <text:p>42.042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48" calcext:value-type="float">
            <text:p>1948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speranza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3.818" calcext:value-type="float">
            <text:p>23.81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.883" calcext:value-type="float">
            <text:p>59.88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52" calcext:value-type="float">
            <text:p>195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Carlini (formally known as Jubany)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4.274" calcext:value-type="float">
            <text:p>14.27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0.011" calcext:value-type="float">
            <text:p>40.01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82" calcext:value-type="float">
            <text:p>198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ambio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.506" calcext:value-type="float">
            <text:p>14.50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7.393" calcext:value-type="float">
            <text:p>37.39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tienzo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8.552" calcext:value-type="float">
            <text:p>58.55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.257" calcext:value-type="float">
            <text:p>4.25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elchior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.542" calcext:value-type="float">
            <text:p>19.54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8.58" calcext:value-type="float">
            <text:p>58.58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rcada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4.256" calcext:value-type="float">
            <text:p>44.25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4.243" calcext:value-type="float">
            <text:p>44.24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rel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8.698" calcext:value-type="float">
            <text:p>28.69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3.86" calcext:value-type="float">
            <text:p>13.86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rimavera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.351" calcext:value-type="float">
            <text:p>9.35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7.255" calcext:value-type="float">
            <text:p>57.255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 Martín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.818" calcext:value-type="float">
            <text:p>7.81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.176" calcext:value-type="float">
            <text:p>6.176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rgentina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eaver Lake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8.18" calcext:value-type="float">
            <text:p>48.18</text:p>
          </table:table-cell>
          <table:table-cell table:style-name="ce5" office:value-type="string" calcext:value-type="string">
            <text:p>S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0.79" calcext:value-type="float">
            <text:p>10.79</text:p>
          </table:table-cell>
          <table:table-cell table:style-name="ce6" office:value-type="string" calcext:value-type="string">
            <text:p>E <text:s text:c="2"/>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Australia</text:p>
          </table:table-cell>
          <table:table-cell table:style-name="ce5" office:value-type="string" calcext:value-type="string">
            <text:p>-999</text:p>
          </table:table-cell>
          <table:table-cell table:style-name="ce7" office:value-type="string" calcext:value-type="string">
            <text:p>Camp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sey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6.941" calcext:value-type="float">
            <text:p>16.94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1.608" calcext:value-type="float">
            <text:p>31.608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vi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4.556" calcext:value-type="float">
            <text:p>34.55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.171" calcext:value-type="float">
            <text:p>58.171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dgeworth David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4.996" calcext:value-type="float">
            <text:p>14.99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6.253" calcext:value-type="float">
            <text:p>36.25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wson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6.159" calcext:value-type="float">
            <text:p>36.15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382" calcext:value-type="float">
            <text:p>52.382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ilkins Aerodrome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1.38" calcext:value-type="float">
            <text:p>41.3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29.074" calcext:value-type="float">
            <text:p>29.07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w - Racovita - Negoita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3.298" calcext:value-type="float">
            <text:p>23.29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2.842" calcext:value-type="float">
            <text:p>22.842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Australia &amp; Romania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rincess Elisabeth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6.991" calcext:value-type="float">
            <text:p>56.99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.813" calcext:value-type="float">
            <text:p>20.81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Belgiu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andante Ferraz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.077" calcext:value-type="float">
            <text:p>5.07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3.554" calcext:value-type="float">
            <text:p>23.55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Brazil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Ohridski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8.443" calcext:value-type="float">
            <text:p>38.44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1.914" calcext:value-type="float">
            <text:p>21.91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Bulgari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eutenant Arturo Parodi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8.716" calcext:value-type="float">
            <text:p>18.71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1.994" calcext:value-type="float">
            <text:p>21.99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eutenant Rodolfo Marsh M. Aerodrome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1.624" calcext:value-type="float">
            <text:p>11.62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8.798" calcext:value-type="float">
            <text:p>58.798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rturo Prat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8.76" calcext:value-type="float">
            <text:p>28.7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9.811" calcext:value-type="float">
            <text:p>39.81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eutenant Luis Carvajal Villarroel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5.679" calcext:value-type="float">
            <text:p>45.67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4.889" calcext:value-type="float">
            <text:p>54.889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lio Escudero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.082" calcext:value-type="float">
            <text:p>12.08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7.761" calcext:value-type="float">
            <text:p>57.76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94" calcext:value-type="float">
            <text:p>199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duardo Frei Montalva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.014" calcext:value-type="float">
            <text:p>12.01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7.758" calcext:value-type="float">
            <text:p>57.758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69" calcext:value-type="float">
            <text:p>196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ernardo O'Higgins Riquelme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.257" calcext:value-type="float">
            <text:p>19.25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3.987" calcext:value-type="float">
            <text:p>53.98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48" calcext:value-type="float">
            <text:p>1948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ipamonti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.609" calcext:value-type="float">
            <text:p>12.60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6.084" calcext:value-type="float">
            <text:p>56.08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isopatró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2.712" calcext:value-type="float">
            <text:p>22.71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2.043" calcext:value-type="float">
            <text:p>42.04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resident Gabriel Gonzalez Videla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9.432" calcext:value-type="float">
            <text:p>49.43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45" calcext:value-type="float">
            <text:p>51.45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Guillermo Mann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8.001" calcext:value-type="float">
            <text:p>28.001</text:p>
          </table:table-cell>
          <table:table-cell table:style-name="ce5" office:value-type="string" calcext:value-type="string">
            <text:p>S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6.001" calcext:value-type="float">
            <text:p>46.001</text:p>
          </table:table-cell>
          <table:table-cell table:style-name="ce7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Chile</text:p>
          </table:table-cell>
          <table:table-cell table:style-name="ce5" office:value-type="float" office:value="1991" calcext:value-type="float">
            <text:p>1991</text:p>
          </table:table-cell>
          <table:table-cell table:style-name="ce7" office:value-type="string" calcext:value-type="string">
            <text:p>Station</text:p>
          </table:table-cell>
          <table:table-cell table:style-name="ce7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ub Base Yelcho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2.551" calcext:value-type="float">
            <text:p>52.55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5.028" calcext:value-type="float">
            <text:p>35.028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le</text:p>
          </table:table-cell>
          <table:table-cell table:style-name="ce5" office:value-type="float" office:value="1962" calcext:value-type="float">
            <text:p>196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eat Wall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.983" calcext:value-type="float">
            <text:p>12.98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7.867" calcext:value-type="float">
            <text:p>57.86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na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unlun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5.017" calcext:value-type="float">
            <text:p>25.017</text:p>
          </table:table-cell>
          <table:table-cell table:style-name="ce5" office:value-type="string" calcext:value-type="string">
            <text:p>S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6.967" calcext:value-type="float">
            <text:p>6.967</text:p>
          </table:table-cell>
          <table:table-cell table:style-name="ce8" office:value-type="string" calcext:value-type="string">
            <text:p>E</text:p>
          </table:table-cell>
          <table:table-cell table:style-name="ce5" office:value-type="float" office:value="4087" calcext:value-type="float">
            <text:p>4087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n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aishan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51.833" calcext:value-type="float">
            <text:p>51.833</text:p>
          </table:table-cell>
          <table:table-cell table:style-name="ce5" office:value-type="string" calcext:value-type="string">
            <text:p>S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58.483" calcext:value-type="float">
            <text:p>58.483</text:p>
          </table:table-cell>
          <table:table-cell table:style-name="ce8" office:value-type="string" calcext:value-type="string">
            <text:p>E</text:p>
          </table:table-cell>
          <table:table-cell table:style-name="ce5" office:value-type="float" office:value="2620" calcext:value-type="float">
            <text:p>262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Chin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Zhongshan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2.4" calcext:value-type="float">
            <text:p>22.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2.667" calcext:value-type="float">
            <text:p>22.66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hina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ohann Gregor Mendel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8.038" calcext:value-type="float">
            <text:p>48.03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2.956" calcext:value-type="float">
            <text:p>52.956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Czech Republic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Ecuado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.259" calcext:value-type="float">
            <text:p>7.25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3.71" calcext:value-type="float">
            <text:p>23.7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Ecuador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ldonado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6.96" calcext:value-type="float">
            <text:p>26.9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4.458" calcext:value-type="float">
            <text:p>44.458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Ecuador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boa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.537" calcext:value-type="float">
            <text:p>2.53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.441" calcext:value-type="float">
            <text:p>24.44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Finland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p Prud'homme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1.256" calcext:value-type="float">
            <text:p>41.25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54.43" calcext:value-type="float">
            <text:p>54.4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Franc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umont d'Urville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9.77" calcext:value-type="float">
            <text:p>39.7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France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ncordia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.998" calcext:value-type="float">
            <text:p>5.99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9.956" calcext:value-type="float">
            <text:p>19.956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220" calcext:value-type="float">
            <text:p>322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France &amp; Italy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llman Lab at Base Carlini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4.257" calcext:value-type="float">
            <text:p>14.25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0.003" calcext:value-type="float">
            <text:p>40.003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Germany</text:p>
          </table:table-cell>
          <table:table-cell table:style-name="ce5" office:value-type="float" office:value="1994" calcext:value-type="float">
            <text:p>199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tarctic Receiving Station (GARS)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9.266" calcext:value-type="float">
            <text:p>19.26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4.056" calcext:value-type="float">
            <text:p>54.056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Germany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ondwana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.13" calcext:value-type="float">
            <text:p>38.1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3.273" calcext:value-type="float">
            <text:p>13.27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Germany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ohnen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115" calcext:value-type="float">
            <text:p>0.11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004" calcext:value-type="float">
            <text:p>4.00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Germany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eumayer III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0.635" calcext:value-type="float">
            <text:p>40.635</text:p>
          </table:table-cell>
          <table:table-cell table:style-name="ce5" office:value-type="string" calcext:value-type="string">
            <text:p>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.296" calcext:value-type="float">
            <text:p>16.296</text:p>
          </table:table-cell>
          <table:table-cell table:style-name="ce8" office:value-type="string" calcext:value-type="string">
            <text:p>W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German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harati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4" calcext:value-type="float">
            <text:p>24</text:p>
          </table:table-cell>
          <table:table-cell table:style-name="ce5" office:value-type="string" calcext:value-type="string">
            <text:p>S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ndia</text:p>
          </table:table-cell>
          <table:table-cell table:style-name="ce5" office:value-type="float" office:value="2012" calcext:value-type="float">
            <text:p>2012</text:p>
          </table:table-cell>
          <table:table-cell table:style-name="ce7" office:value-type="string" calcext:value-type="string">
            <text:p>Station</text:p>
          </table:table-cell>
          <table:table-cell table:style-name="ce7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kshin Gangotri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India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itri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6.01" calcext:value-type="float">
            <text:p>46.0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3.847" calcext:value-type="float">
            <text:p>43.84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ndia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ing Pass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7.374" calcext:value-type="float">
            <text:p>37.37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54.91" calcext:value-type="float">
            <text:p>54.91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taly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nigma Lake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3.15" calcext:value-type="float">
            <text:p>43.1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.663" calcext:value-type="float">
            <text:p>1.66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taly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d Poin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2.502" calcext:value-type="float">
            <text:p>32.50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49.224" calcext:value-type="float">
            <text:p>49.22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2520" calcext:value-type="float">
            <text:p>252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taly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itry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.104" calcext:value-type="float">
            <text:p>39.10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39.284" calcext:value-type="float">
            <text:p>39.28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taly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o Zucchelli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1.688" calcext:value-type="float">
            <text:p>41.68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6.796" calcext:value-type="float">
            <text:p>6.796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Italy</text:p>
          </table:table-cell>
          <table:table-cell table:style-name="ce5" office:value-type="float" office:value="1986" calcext:value-type="float">
            <text:p>198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1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.685" calcext:value-type="float">
            <text:p>1.68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.547" calcext:value-type="float">
            <text:p>5.54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suka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1.576" calcext:value-type="float">
            <text:p>31.57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.751" calcext:value-type="float">
            <text:p>6.751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me Fuji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9.025" calcext:value-type="float">
            <text:p>19.02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1.926" calcext:value-type="float">
            <text:p>41.926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810" calcext:value-type="float">
            <text:p>38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zuho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1.943" calcext:value-type="float">
            <text:p>41.94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.669" calcext:value-type="float">
            <text:p>16.669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float" office:value="1970" calcext:value-type="float">
            <text:p>1970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yowa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.247" calcext:value-type="float">
            <text:p>0.24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.91" calcext:value-type="float">
            <text:p>34.91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Japan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King Sejong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3.394" calcext:value-type="float">
            <text:p>13.39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7.19" calcext:value-type="float">
            <text:p>47.1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epublic of Kore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ng Bogo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Republic of Kore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irck Gerritsz Laboratory 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4.118" calcext:value-type="float">
            <text:p>34.11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.463" calcext:value-type="float">
            <text:p>7.463</text:p>
          </table:table-cell>
          <table:table-cell table:style-name="ce5" office:value-type="string" calcext:value-type="string">
            <text:p>W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Y</text:p>
          </table:table-cell>
          <table:table-cell table:style-name="ce3" office:value-type="string" calcext:value-type="string">
            <text:p>Netherlands &amp; UK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cott Base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0.966" calcext:value-type="float">
            <text:p>50.96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6.037" calcext:value-type="float">
            <text:p>46.03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New Zealand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or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3.371" calcext:value-type="float">
            <text:p>53.37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.594" calcext:value-type="float">
            <text:p>9.59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625" calcext:value-type="float">
            <text:p>1625</text:p>
          </table:table-cell>
          <table:table-cell table:style-name="ce7" office:value-type="string" calcext:value-type="string">
            <text:p>Y</text:p>
          </table:table-cell>
          <table:table-cell table:style-name="ce2" office:value-type="string" calcext:value-type="string">
            <text:p>Norway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roll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0.717" calcext:value-type="float">
            <text:p>0.71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.984" calcext:value-type="float">
            <text:p>31.984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Norway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chu Picchu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.496" calcext:value-type="float">
            <text:p>5.49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8.234" calcext:value-type="float">
            <text:p>28.23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Y</text:p>
          </table:table-cell>
          <table:table-cell table:style-name="ce2" office:value-type="string" calcext:value-type="string">
            <text:p>Peru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rctowski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.586" calcext:value-type="float">
            <text:p>9.58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8.399" calcext:value-type="float">
            <text:p>28.39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Poland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lodezhnaya Airfield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0.184" calcext:value-type="float">
            <text:p>40.18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9.717" calcext:value-type="float">
            <text:p>49.71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225" calcext:value-type="float">
            <text:p>225</text:p>
          </table:table-cell>
          <table:table-cell table:style-name="ce7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ovolazarevskaya Airfield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9.308" calcext:value-type="float">
            <text:p>49.30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8.392" calcext:value-type="float">
            <text:p>38.392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ellingshausen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1.891" calcext:value-type="float">
            <text:p>11.89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7.637" calcext:value-type="float">
            <text:p>57.63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68" calcext:value-type="float">
            <text:p>1968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ruzhnaya-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.87" calcext:value-type="float">
            <text:p>44.8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2.553" calcext:value-type="float">
            <text:p>42.55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eningradskaya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0.09" calcext:value-type="float">
            <text:p>30.0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3.469" calcext:value-type="float">
            <text:p>23.469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71" calcext:value-type="float">
            <text:p>197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rny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3.494" calcext:value-type="float">
            <text:p>33.49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lodezhnaya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9.927" calcext:value-type="float">
            <text:p>39.92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.522" calcext:value-type="float">
            <text:p>50.522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62" calcext:value-type="float">
            <text:p>196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ovolazarevskaya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6.616" calcext:value-type="float">
            <text:p>46.61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9.42" calcext:value-type="float">
            <text:p>49.42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rogress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2.687" calcext:value-type="float">
            <text:p>22.68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3.268" calcext:value-type="float">
            <text:p>23.268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usskaya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5.944" calcext:value-type="float">
            <text:p>45.94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48.004" calcext:value-type="float">
            <text:p>48.004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yuz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4.595" calcext:value-type="float">
            <text:p>34.59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7.696" calcext:value-type="float">
            <text:p>47.696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82" calcext:value-type="float">
            <text:p>198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ostok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.85" calcext:value-type="float">
            <text:p>27.8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50.278" calcext:value-type="float">
            <text:p>50.278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Russia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ANAE IV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0.372" calcext:value-type="float">
            <text:p>40.37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.419" calcext:value-type="float">
            <text:p>50.41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South Africa</text:p>
          </table:table-cell>
          <table:table-cell table:style-name="ce5" office:value-type="float" office:value="1962" calcext:value-type="float">
            <text:p>1962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abriel de Castilla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8.632" calcext:value-type="float">
            <text:p>58.63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0.545" calcext:value-type="float">
            <text:p>40.545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Spain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uan Carlos I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39.805" calcext:value-type="float">
            <text:p>39.80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3.289" calcext:value-type="float">
            <text:p>23.28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Spain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vea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4.564" calcext:value-type="float">
            <text:p>34.564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.492" calcext:value-type="float">
            <text:p>13.492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Sweden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Wasa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.568" calcext:value-type="float">
            <text:p>2.56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.775" calcext:value-type="float">
            <text:p>24.775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Sweden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ernadsky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4.745" calcext:value-type="float">
            <text:p>14.74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5.449" calcext:value-type="float">
            <text:p>15.44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kraine</text:p>
          </table:table-cell>
          <table:table-cell table:style-name="ce5" office:value-type="float" office:value="1996" calcext:value-type="float">
            <text:p>199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ossil Bluff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9.405" calcext:value-type="float">
            <text:p>19.40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7.344" calcext:value-type="float">
            <text:p>17.344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thera Skiway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4.055" calcext:value-type="float">
            <text:p>34.05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.631" calcext:value-type="float">
            <text:p>7.631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ky Blu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1.381" calcext:value-type="float">
            <text:p>51.38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5.112" calcext:value-type="float">
            <text:p>35.112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1370-150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alley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4.789" calcext:value-type="float">
            <text:p>34.789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3.717" calcext:value-type="float">
            <text:p>43.71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othera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4.118" calcext:value-type="float">
            <text:p>34.11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.463" calcext:value-type="float">
            <text:p>7.46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igny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2.497" calcext:value-type="float">
            <text:p>42.49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5.723" calcext:value-type="float">
            <text:p>35.72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float" office:value="1947" calcext:value-type="float">
            <text:p>194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rtiga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1.073" calcext:value-type="float">
            <text:p>11.07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4.147" calcext:value-type="float">
            <text:p>54.14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ruguay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uperto Elichiribehety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4.142" calcext:value-type="float">
            <text:p>24.14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.454" calcext:value-type="float">
            <text:p>59.454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ruguay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ble Point Heliport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0.75" calcext:value-type="float">
            <text:p>40.75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dell Glacier Camp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9.607" calcext:value-type="float">
            <text:p>39.60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57.189" calcext:value-type="float">
            <text:p>57.189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iple Dome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9.258" calcext:value-type="float">
            <text:p>39.25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0.308" calcext:value-type="float">
            <text:p>0.308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string" calcext:value-type="string">
            <text:p>-999</text:p>
          </table:table-cell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mundsen-Scott South Pole Station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9.85" calcext:value-type="float">
            <text:p>59.85</text:p>
          </table:table-cell>
          <table:table-cell table:style-name="ce5" office:value-type="string" calcext:value-type="string">
            <text:p>S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6.37" calcext:value-type="float">
            <text:p>16.37</text:p>
          </table:table-cell>
          <table:table-cell table:style-name="ce7" office:value-type="string" calcext:value-type="string">
            <text:p>E</text:p>
          </table:table-cell>
          <table:table-cell table:style-name="ce5" office:value-type="float" office:value="2830" calcext:value-type="float">
            <text:p>2830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cMurdo Station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0.893" calcext:value-type="float">
            <text:p>50.89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0.105" calcext:value-type="float">
            <text:p>40.105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float" office:value="1955" calcext:value-type="float">
            <text:p>195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lmer Station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6.456" calcext:value-type="float">
            <text:p>46.45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SA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arctic Treaty refuges, stations, and camp sites" table:style-name="ta1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3" table:default-cell-style-name="ce4"/>
        <table:table-column table:style-name="co11" table:number-columns-repeated="1011" table:default-cell-style-name="ce4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0" office:value-type="string" calcext:value-type="string">
            <text:p>Refugio 17 de agosto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formula="of:=7+47/60" office:value-type="float" office:value="7.78333333333333" calcext:value-type="float">
            <text:p>7.78333333333333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formula="of:=13+26/60" office:value-type="float" office:value="13.4333333333333" calcext:value-type="float">
            <text:p>13.4333333333333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-999" calcext:value-type="float">
            <text:p>-999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Argentina</text:p>
          </table:table-cell>
          <table:table-cell table:style-name="ce11" office:value-type="date" office:date-value="1957-08-17" calcext:value-type="date">
            <text:p>1957-08-17</text:p>
          </table:table-cell>
          <table:table-cell office:value-type="string" calcext:value-type="string">
            <text:p>Refuge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1011"/>
        </table:table-row>
        <table:table-row table:style-name="ro2">
          <table:table-cell table:style-name="ce2" office:value-type="string" calcext:value-type="string">
            <text:p>Refugio Cristo Redentor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33+13/60" office:value-type="float" office:value="33.2166666666667" calcext:value-type="float">
            <text:p>33.21666666666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22+44/60" office:value-type="float" office:value="22.7333333333333" calcext:value-type="float">
            <text:p>22.733333333333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55-05-25" calcext:value-type="date">
            <text:p>1955-05-25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Independencia Argentina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27+36/60" office:value-type="float" office:value="27.6" calcext:value-type="float">
            <text:p>27.6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11+14/60" office:value-type="float" office:value="11.2333333333333" calcext:value-type="float">
            <text:p>11.233333333333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67-08-21" calcext:value-type="date">
            <text:p>1967-08-21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Islas Malvinas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25+10/60" office:value-type="float" office:value="25.1666666666667" calcext:value-type="float">
            <text:p>25.16666666666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formula="of:=59+50/60" office:value-type="float" office:value="59.8333333333333" calcext:value-type="float">
            <text:p>59.833333333333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71-08-26" calcext:value-type="date">
            <text:p>1971-08-26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Mart<text:span text:style-name="T1">ín Güemes</text:span>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8.5" calcext:value-type="float">
            <text:p>28.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3+54/60" office:value-type="float" office:value="3.9" calcext:value-type="float">
            <text:p>3.9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59-09-15" calcext:value-type="date">
            <text:p>1959-09-15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Ona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6+2/60" office:value-type="float" office:value="6.03333333333333" calcext:value-type="float">
            <text:p>6.033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1+32/60" office:value-type="float" office:value="1.53333333333333" calcext:value-type="float">
            <text:p>1.53333333333333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95-02-22" calcext:value-type="date">
            <text:p>1995-02-22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efugio Sarg Ayte Cisterna</text:p>
          </table:table-cell>
          <table:table-cell table:style-name="ce5" office:value-type="float" office:value="77" calcext:value-type="float">
            <text:p>77</text:p>
          </table:table-cell>
          <table:table-cell table:style-name="ce5" table:formula="of:=52+56/60" office:value-type="float" office:value="52.9333333333333" calcext:value-type="float">
            <text:p>52.93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18+55/60" office:value-type="float" office:value="18.9166666666667" calcext:value-type="float">
            <text:p>18.916666666666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rgentina</text:p>
          </table:table-cell>
          <table:table-cell table:style-name="ce12" office:value-type="date" office:date-value="1976-01-27" calcext:value-type="date">
            <text:p>1976-01-27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e Lake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28+18/60" office:value-type="float" office:value="28.3" calcext:value-type="float">
            <text:p>28.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8" calcext:value-type="float">
            <text:p>78</text:p>
          </table:table-cell>
          <table:table-cell table:style-name="ce5" table:formula="of:=11+16/60" office:value-type="float" office:value="11.2666666666667" calcext:value-type="float">
            <text:p>11.266666666666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andits Bluff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25+18/60" office:value-type="float" office:value="25.3" calcext:value-type="float">
            <text:p>25.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8" calcext:value-type="float">
            <text:p>78</text:p>
          </table:table-cell>
          <table:table-cell table:style-name="ce5" table:formula="of:=23+5/60" office:value-type="float" office:value="23.0833333333333" calcext:value-type="float">
            <text:p>23.08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echervaise Island Huts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35+2/60" office:value-type="float" office:value="35.0333333333333" calcext:value-type="float">
            <text:p>35.03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48+4/60" office:value-type="float" office:value="48.0666666666667" calcext:value-type="float">
            <text:p>48.066666666666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okes Refuge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36+6/60" office:value-type="float" office:value="36.1" calcext:value-type="float">
            <text:p>36.1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8" calcext:value-type="float">
            <text:p>78</text:p>
          </table:table-cell>
          <table:table-cell table:style-name="ce5" table:formula="of:=11+5/60" office:value-type="float" office:value="11.0833333333333" calcext:value-type="float">
            <text:p>11.08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ing Peninsula</text:p>
          </table:table-cell>
          <table:table-cell table:style-name="ce5" office:value-type="float" office:value="66" calcext:value-type="float">
            <text:p>66</text:p>
          </table:table-cell>
          <table:table-cell table:style-name="ce5" table:formula="of:=28+10/60" office:value-type="float" office:value="28.1666666666667" calcext:value-type="float">
            <text:p>28.16666666666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pe Denison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lbeck Archipelago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24+51/60" office:value-type="float" office:value="24.85" calcext:value-type="float">
            <text:p>24.8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18/60" office:value-type="float" office:value="0.3" calcext:value-type="float">
            <text:p>0.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rooked Lake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37+1/60" office:value-type="float" office:value="37.0166666666667" calcext:value-type="float">
            <text:p>37.01666666666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22+55/60" office:value-type="float" office:value="22.9166666666667" calcext:value-type="float">
            <text:p>22.916666666666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ang Peak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47+41/60" office:value-type="float" office:value="47.6833333333333" calcext:value-type="float">
            <text:p>47.68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35+4/60" office:value-type="float" office:value="35.0666666666667" calcext:value-type="float">
            <text:p>35.0666666666667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illa Island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48+29/60" office:value-type="float" office:value="48.4833333333333" calcext:value-type="float">
            <text:p>48.48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7" calcext:value-type="float">
            <text:p>77</text:p>
          </table:table-cell>
          <table:table-cell table:style-name="ce5" table:formula="of:=51+23/60" office:value-type="float" office:value="51.3833333333333" calcext:value-type="float">
            <text:p>51.38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ack’s Donga</text:p>
          </table:table-cell>
          <table:table-cell table:style-name="ce5" office:value-type="float" office:value="66" calcext:value-type="float">
            <text:p>66</text:p>
          </table:table-cell>
          <table:table-cell table:style-name="ce5" table:formula="of:=13+7/60" office:value-type="float" office:value="13.1166666666667" calcext:value-type="float">
            <text:p>13.1166666666667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0" calcext:value-type="float">
            <text:p>110</text:p>
          </table:table-cell>
          <table:table-cell table:style-name="ce5" table:formula="of:=39+2/60" office:value-type="float" office:value="39.0333333333333" calcext:value-type="float">
            <text:p>39.03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enderson, Mount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42+3/60" office:value-type="float" office:value="42.05" calcext:value-type="float">
            <text:p>42.0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3+23/60" office:value-type="float" office:value="3.38333333333333" calcext:value-type="float">
            <text:p>3.383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p Island</text:p>
          </table:table-cell>
          <table:table-cell office:value-type="float" office:value="68" calcext:value-type="float">
            <text:p>68</text:p>
          </table:table-cell>
          <table:table-cell table:formula="of:=49+43/60" office:value-type="float" office:value="49.7166666666667" calcext:value-type="float">
            <text:p>49.7166666666667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formula="of:=42+8/60" office:value-type="float" office:value="42.1333333333333" calcext:value-type="float">
            <text:p>42.1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edingham Depot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27+9/60" office:value-type="float" office:value="27.15" calcext:value-type="float">
            <text:p>27.15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cey Islands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26+21/60" office:value-type="float" office:value="26.35" calcext:value-type="float">
            <text:p>26.3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49+9/60" office:value-type="float" office:value="49.15" calcext:value-type="float">
            <text:p>49.15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rine Plain Refuge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36+9/60" office:value-type="float" office:value="36.15" calcext:value-type="float">
            <text:p>36.15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78" calcext:value-type="float">
            <text:p>78</text:p>
          </table:table-cell>
          <table:table-cell table:style-name="ce5" table:formula="of:=6+5/60" office:value-type="float" office:value="6.08333333333333" calcext:value-type="float">
            <text:p>6.08333333333333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eterson Island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E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tcha</text:p>
          </table:table-cell>
          <table:table-cell office:value-type="float" office:value="68" calcext:value-type="float">
            <text:p>68</text:p>
          </table:table-cell>
          <table:table-cell table:formula="of:=30+42/60" office:value-type="float" office:value="30.7" calcext:value-type="float">
            <text:p>30.7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30+44/60" office:value-type="float" office:value="30.7333333333333" calcext:value-type="float">
            <text:p>30.7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binson Ridge</text:p>
          </table:table-cell>
          <table:table-cell office:value-type="float" office:value="66" calcext:value-type="float">
            <text:p>66</text:p>
          </table:table-cell>
          <table:table-cell table:formula="of:=22+8/60" office:value-type="float" office:value="22.1333333333333" calcext:value-type="float">
            <text:p>22.1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okery Lake</text:p>
          </table:table-cell>
          <table:table-cell office:value-type="float" office:value="68" calcext:value-type="float">
            <text:p>68</text:p>
          </table:table-cell>
          <table:table-cell table:formula="of:=29+53/60" office:value-type="float" office:value="29.8833333333333" calcext:value-type="float">
            <text:p>29.8833333333333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4+23/60" office:value-type="float" office:value="4.38333333333333" calcext:value-type="float">
            <text:p>4.38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mdoodle Lake</text:p>
          </table:table-cell>
          <table:table-cell office:value-type="float" office:value="67" calcext:value-type="float">
            <text:p>67</text:p>
          </table:table-cell>
          <table:table-cell table:formula="of:=46+8/60" office:value-type="float" office:value="46.1333333333333" calcext:value-type="float">
            <text:p>46.133333333333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formula="of:=49+1/60" office:value-type="float" office:value="49.0166666666667" calcext:value-type="float">
            <text:p>49.0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ullin Monolith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jer Ridge</text:p>
          </table:table-cell>
          <table:table-cell office:value-type="float" office:value="68" calcext:value-type="float">
            <text:p>68</text:p>
          </table:table-cell>
          <table:table-cell table:formula="of:=33+39/60" office:value-type="float" office:value="33.65" calcext:value-type="float">
            <text:p>33.65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ts Lake</text:p>
          </table:table-cell>
          <table:table-cell office:value-type="float" office:value="68" calcext:value-type="float">
            <text:p>68</text:p>
          </table:table-cell>
          <table:table-cell table:formula="of:=36+12/60" office:value-type="float" office:value="36.2" calcext:value-type="float">
            <text:p>36.2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13+10/60" office:value-type="float" office:value="13.1666666666667" calcext:value-type="float">
            <text:p>13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lkes</text:p>
          </table:table-cell>
          <table:table-cell office:value-type="float" office:value="66" calcext:value-type="float">
            <text:p>66</text:p>
          </table:table-cell>
          <table:table-cell table:formula="of:=15+26/60" office:value-type="float" office:value="15.4333333333333" calcext:value-type="float">
            <text:p>15.4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1+32/60" office:value-type="float" office:value="31.5333333333333" calcext:value-type="float">
            <text:p>31.5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mer Island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rguson Channel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ugla Point</text:p>
          </table:table-cell>
          <table:table-cell office:value-type="float" office:value="64" calcext:value-type="float">
            <text:p>64</text:p>
          </table:table-cell>
          <table:table-cell table:formula="of:=49+35/60" office:value-type="float" office:value="49.5833333333333" calcext:value-type="float">
            <text:p>49.5833333333333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7/60" office:value-type="float" office:value="29.6166666666667" calcext:value-type="float">
            <text:p>29.61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ng<text:span text:style-name="T2">é Island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vgaard Islan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ith Cov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tina Islan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table:formula="of:=13+6/60" office:value-type="float" office:value="13.1" calcext:value-type="float">
            <text:p>13.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6+10/60" office:value-type="float" office:value="26.1666666666667" calcext:value-type="float">
            <text:p>26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Evans</text:p>
          </table:table-cell>
          <table:table-cell office:value-type="float" office:value="77" calcext:value-type="float">
            <text:p>77</text:p>
          </table:table-cell>
          <table:table-cell table:formula="of:=38+18/60" office:value-type="float" office:value="38.3" calcext:value-type="float">
            <text:p>38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4+25/60" office:value-type="float" office:value="24.4166666666667" calcext:value-type="float">
            <text:p>24.4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berts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</text:p>
          </table:table-cell>
          <table:table-cell office:value-type="float" office:value="72" calcext:value-type="float">
            <text:p>72</text:p>
          </table:table-cell>
          <table:table-cell table:formula="of:=19+13/60" office:value-type="float" office:value="19.2166666666667" calcext:value-type="float">
            <text:p>19.2166666666667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formula="of:=13+34/60" office:value-type="float" office:value="13.5666666666667" calcext:value-type="float">
            <text:p>13.5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ght Valley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nco Island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o Harbor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dise Cove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ralty Bay</text:p>
          </table:table-cell>
          <table:table-cell office:value-type="float" office:value="62" calcext:value-type="float">
            <text:p>62</text:p>
          </table:table-cell>
          <table:table-cell table:formula="of:=9+41/60" office:value-type="float" office:value="9.68333333333333" calcext:value-type="float">
            <text:p>9.683333333333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formula="of:=28+10/60" office:value-type="float" office:value="28.1666666666667" calcext:value-type="float">
            <text:p>28.166666666666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 George Bay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mpamento temporal de P. Byers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34+35/60" office:value-type="float" office:value="34.5833333333333" calcext:value-type="float">
            <text:p>34.5833333333333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13+7/60" office:value-type="float" office:value="13.1166666666667" calcext:value-type="float">
            <text:p>13.1166666666667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Spain</text:p>
          </table:table-cell>
          <table:table-cell table:style-name="ce5"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smussen Peninsula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 &amp; Ukraine</text:p>
          </table:table-cell>
          <table:table-cell office:value-type="string" calcext:value-type="string">
            <text:p>1984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lla Creek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K &amp; Ukrain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etaille Island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S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W</text:p>
          </table:table-cell>
          <table:table-cell table:style-name="ce5" office:value-type="float" office:value="-999" calcext:value-type="float">
            <text:p>-999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United Kingdom</text:p>
          </table:table-cell>
          <table:table-cell table:style-name="ce5" office:value-type="string" calcext:value-type="string">
            <text:p>1956-02</text:p>
          </table:table-cell>
          <table:table-cell office:value-type="string" calcext:value-type="string">
            <text:p>Refuge</text:p>
          </table:table-cell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iklock Island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95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mmings Cove</text:p>
          </table:table-cell>
          <table:table-cell office:value-type="float" office:value="60" calcext:value-type="float">
            <text:p>60</text:p>
          </table:table-cell>
          <table:table-cell table:formula="of:=43+25/60" office:value-type="float" office:value="43.4166666666667" calcext:value-type="float">
            <text:p>43.416666666666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ca Cove</text:p>
          </table:table-cell>
          <table:table-cell office:value-type="float" office:value="60" calcext:value-type="float">
            <text:p>60</text:p>
          </table:table-cell>
          <table:table-cell table:formula="of:=41+45/60" office:value-type="float" office:value="41.75" calcext:value-type="float">
            <text:p>41.75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8+39/60" office:value-type="float" office:value="38.65" calcext:value-type="float">
            <text:p>38.6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rlay Point</text:p>
          </table:table-cell>
          <table:table-cell office:value-type="float" office:value="60" calcext:value-type="float">
            <text:p>60</text:p>
          </table:table-cell>
          <table:table-cell table:formula="of:=43+56/60" office:value-type="float" office:value="43.9333333333333" calcext:value-type="float">
            <text:p>43.9333333333333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4+53/60" office:value-type="float" office:value="34.8833333333333" calcext:value-type="float">
            <text:p>34.88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2007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goon Island</text:p>
          </table:table-cell>
          <table:table-cell office:value-type="float" office:value="67" calcext:value-type="float">
            <text:p>67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formula="of:=14+10/60" office:value-type="float" office:value="14.1666666666667" calcext:value-type="float">
            <text:p>14.16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89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Geddes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erpipe Beach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rian Bay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75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ly Cove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table:style-name="ce13" office:value-type="date" office:date-value="1955-03-11" calcext:value-type="date">
            <text:p>1955-03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dier Island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6/60" office:value-type="float" office:value="29.6" calcext:value-type="float">
            <text:p>29.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4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nington Islan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t Newall Repeater</text:p>
          </table:table-cell>
          <table:table-cell office:value-type="float" office:value="77" calcext:value-type="float">
            <text:p>77</text:p>
          </table:table-cell>
          <table:table-cell table:formula="of:=30+16/60" office:value-type="float" office:value="30.2666666666667" calcext:value-type="float">
            <text:p>30.2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 &amp; NZ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g Razorback Island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 Island Camp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ood Falls</text:p>
          </table:table-cell>
          <table:table-cell office:value-type="float" office:value="77" calcext:value-type="float">
            <text:p>77</text:p>
          </table:table-cell>
          <table:table-cell table:formula="of:=43+20/60" office:value-type="float" office:value="43.3333333333333" calcext:value-type="float">
            <text:p>43.3333333333333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16+17/60" office:value-type="float" office:value="16.2833333333333" calcext:value-type="float">
            <text:p>16.2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ll Pass</text:p>
          </table:table-cell>
          <table:table-cell office:value-type="float" office:value="77" calcext:value-type="float">
            <text:p>77</text:p>
          </table:table-cell>
          <table:table-cell table:formula="of:=31+1/60" office:value-type="float" office:value="31.0166666666667" calcext:value-type="float">
            <text:p>31.01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51+5/60" office:value-type="float" office:value="51.0833333333333" calcext:value-type="float">
            <text:p>51.0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Crozier Camp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 Camp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6 Camp</text:p>
          </table:table-cell>
          <table:table-cell office:value-type="float" office:value="77" calcext:value-type="float">
            <text:p>7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15+20/60" office:value-type="float" office:value="15.3333333333333" calcext:value-type="float">
            <text:p>15.3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ng Glacier Camp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Bonne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Fryxell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Hoare Camp</text:p>
          </table:table-cell>
          <table:table-cell office:value-type="float" office:value="77" calcext:value-type="float">
            <text:p>77</text:p>
          </table:table-cell>
          <table:table-cell table:formula="of:=37+22/60" office:value-type="float" office:value="37.3666666666667" calcext:value-type="float">
            <text:p>37.3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54+10/60" office:value-type="float" office:value="54.1666666666667" calcext:value-type="float">
            <text:p>54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Joyce</text:p>
          </table:table-cell>
          <table:table-cell office:value-type="float" office:value="77" calcext:value-type="float">
            <text:p>77</text:p>
          </table:table-cell>
          <table:table-cell table:formula="of:=43+10/60" office:value-type="float" office:value="43.1666666666667" calcext:value-type="float">
            <text:p>43.16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35+52/60" office:value-type="float" office:value="35.8666666666667" calcext:value-type="float">
            <text:p>35.8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Erebus Hut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Harbor Camp</text:p>
          </table:table-cell>
          <table:table-cell office:value-type="float" office:value="77" calcext:value-type="float">
            <text:p>77</text:p>
          </table:table-cell>
          <table:table-cell table:formula="of:=34+40/60" office:value-type="float" office:value="34.6666666666667" calcext:value-type="float">
            <text:p>34.6666666666667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31+10/60" office:value-type="float" office:value="31.1666666666667" calcext:value-type="float">
            <text:p>31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ne Island Glacier Helo Facility</text:p>
          </table:table-cell>
          <table:table-cell office:value-type="float" office:value="75" calcext:value-type="float">
            <text:p>75</text:p>
          </table:table-cell>
          <table:table-cell table:formula="of:=48+13/60" office:value-type="float" office:value="48.2166666666667" calcext:value-type="float">
            <text:p>48.2166666666667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6+38/60" office:value-type="float" office:value="16.6333333333333" calcext:value-type="float">
            <text:p>16.63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SSARD 2013</text:p>
          </table:table-cell>
          <table:table-cell office:value-type="float" office:value="84" calcext:value-type="float">
            <text:p>84</text:p>
          </table:table-cell>
          <table:table-cell table:formula="of:=12+36/60" office:value-type="float" office:value="12.6" calcext:value-type="float">
            <text:p>12.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47+24/60" office:value-type="float" office:value="47.4" calcext:value-type="float">
            <text:p>47.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des Peninsula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ezuel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P fixed wing landing sites, unrestricted" table:style-name="ta1">
        <table:table-column table:style-name="co2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1" table:number-columns-repeated="1016" table:default-cell-style-name="ce15"/>
        <table:table-row table:style-name="ro1"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Latitude (degrees)</text:p>
          </table:table-cell>
          <table:table-cell table:style-name="ce14" office:value-type="string" calcext:value-type="string">
            <text:p>Latitude (minutes)</text:p>
          </table:table-cell>
          <table:table-cell table:style-name="ce14" office:value-type="string" calcext:value-type="string">
            <text:p>Latitude (cardinality)</text:p>
          </table:table-cell>
          <table:table-cell table:style-name="ce14" office:value-type="string" calcext:value-type="string">
            <text:p>Longitude (degrees)</text:p>
          </table:table-cell>
          <table:table-cell table:style-name="ce14" office:value-type="string" calcext:value-type="string">
            <text:p>Longitude (minutes)</text:p>
          </table:table-cell>
          <table:table-cell table:style-name="ce14" office:value-type="string" calcext:value-type="string">
            <text:p>Longitude (cardinality)</text:p>
          </table:table-cell>
          <table:table-cell table:style-name="ce14" office:value-type="string" calcext:value-type="string">
            <text:p>Altitude above sea level (m)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site_name</text:p>
          </table:table-cell>
          <table:table-cell table:style-name="ce14" office:value-type="string" calcext:value-type="string">
            <text:p>latitude_d</text:p>
          </table:table-cell>
          <table:table-cell table:style-name="ce14" office:value-type="string" calcext:value-type="string">
            <text:p>latitude_m</text:p>
          </table:table-cell>
          <table:table-cell table:style-name="ce14" office:value-type="string" calcext:value-type="string">
            <text:p>latitude_c</text:p>
          </table:table-cell>
          <table:table-cell table:style-name="ce14" office:value-type="string" calcext:value-type="string">
            <text:p>longitude_d</text:p>
          </table:table-cell>
          <table:table-cell table:style-name="ce14" office:value-type="string" calcext:value-type="string">
            <text:p>longitude_m</text:p>
          </table:table-cell>
          <table:table-cell table:style-name="ce14" office:value-type="string" calcext:value-type="string">
            <text:p>longitude_c</text:p>
          </table:table-cell>
          <table:table-cell table:style-name="ce14" office:value-type="string" calcext:value-type="string">
            <text:p>alt_masl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Amundsen-Scott South Pole Station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16.367" calcext:value-type="float">
            <text:p>16.367</text:p>
          </table:table-cell>
          <table:table-cell office:value-type="string" calcext:value-type="string">
            <text:p>E</text:p>
          </table:table-cell>
          <table:table-cell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5" calcext:value-type="float">
            <text:p>25.825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u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anna AWS</text:p>
          </table:table-cell>
          <table:table-cell office:value-type="float" office:value="83" calcext:value-type="float">
            <text:p>83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09" calcext:value-type="float">
            <text:p>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urface Camp</text:p>
          </table:table-cell>
          <table:table-cell office:value-type="float" office:value="80" calcext:value-type="float">
            <text:p>80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35.184" calcext:value-type="float">
            <text:p>35.184</text:p>
          </table:table-cell>
          <table:table-cell office:value-type="string" calcext:value-type="string">
            <text:p>W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Hallett AWS</text:p>
          </table:table-cell>
          <table:table-cell office:value-type="float" office:value="72" calcext:value-type="float">
            <text:p>7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E</text:p>
          </table:table-cell>
          <table:table-cell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Lankester</text:p>
          </table:table-cell>
          <table:table-cell office:value-type="float" office:value="79" calcext:value-type="float">
            <text:p>79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1.426" calcext:value-type="float">
            <text:p>21.426</text:p>
          </table:table-cell>
          <table:table-cell office:value-type="string" calcext:value-type="string">
            <text:p>E</text:p>
          </table:table-cell>
          <table:table-cell office:value-type="float" office:value="978" calcext:value-type="float">
            <text:p>9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Reynolds</text:p>
          </table:table-cell>
          <table:table-cell office:value-type="float" office:value="75" calcext:value-type="float">
            <text:p>75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.199" calcext:value-type="float">
            <text:p>27.199</text:p>
          </table:table-cell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yn AWS</text:p>
          </table:table-cell>
          <table:table-cell office:value-type="float" office:value="79" calcext:value-type="float">
            <text:p>79</text:p>
          </table:table-cell>
          <table:table-cell office:value-type="float" office:value="57.84" calcext:value-type="float">
            <text:p>57.8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(AAD)</text:p>
          </table:table-cell>
          <table:table-cell office:value-type="float" office:value="66" calcext:value-type="float">
            <text:p>66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2" calcext:value-type="float">
            <text:p>46.72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win Glacier</text:p>
          </table:table-cell>
          <table:table-cell office:value-type="float" office:value="79" calcext:value-type="float">
            <text:p>79</text:p>
          </table:table-cell>
          <table:table-cell office:value-type="float" office:value="47.43" calcext:value-type="float">
            <text:p>47.4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E</text:p>
          </table:table-cell>
          <table:table-cell office:value-type="float" office:value="772" calcext:value-type="float">
            <text:p>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Nunataks</text:p>
          </table:table-cell>
          <table:table-cell office:value-type="float" office:value="85" calcext:value-type="float">
            <text:p>85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e C</text:p>
          </table:table-cell>
          <table:table-cell office:value-type="float" office:value="75" calcext:value-type="float">
            <text:p>7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6.575" calcext:value-type="float">
            <text:p>46.57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541" calcext:value-type="float">
            <text:p>20.541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50.145" calcext:value-type="float">
            <text:p>50.14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261" calcext:value-type="float">
            <text:p>26.261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6.312" calcext:value-type="float">
            <text:p>16.312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7.486" calcext:value-type="float">
            <text:p>7.486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7.364" calcext:value-type="float">
            <text:p>17.36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8.382" calcext:value-type="float">
            <text:p>38.38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6.252" calcext:value-type="float">
            <text:p>6.25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6</text:p>
          </table:table-cell>
          <table:table-cell office:value-type="float" office:value="78" calcext:value-type="float">
            <text:p>78</text:p>
          </table:table-cell>
          <table:table-cell office:value-type="float" office:value="48.776" calcext:value-type="float">
            <text:p>48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5.609" calcext:value-type="float">
            <text:p>15.60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7</text:p>
          </table:table-cell>
          <table:table-cell office:value-type="float" office:value="78" calcext:value-type="float">
            <text:p>78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8.989" calcext:value-type="float">
            <text:p>18.98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8</text:p>
          </table:table-cell>
          <table:table-cell office:value-type="float" office:value="78" calcext:value-type="float">
            <text:p>78</text:p>
          </table:table-cell>
          <table:table-cell office:value-type="float" office:value="56.776" calcext:value-type="float">
            <text:p>56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2.232" calcext:value-type="float">
            <text:p>22.23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9</text:p>
          </table:table-cell>
          <table:table-cell office:value-type="float" office:value="78" calcext:value-type="float">
            <text:p>78</text:p>
          </table:table-cell>
          <table:table-cell office:value-type="float" office:value="56.811" calcext:value-type="float">
            <text:p>56.811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747" calcext:value-type="float">
            <text:p>39.74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0</text:p>
          </table:table-cell>
          <table:table-cell office:value-type="float" office:value="78" calcext:value-type="float">
            <text:p>78</text:p>
          </table:table-cell>
          <table:table-cell office:value-type="float" office:value="58.126" calcext:value-type="float">
            <text:p>58.12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2.929" calcext:value-type="float">
            <text:p>52.929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1</text:p>
          </table:table-cell>
          <table:table-cell office:value-type="float" office:value="78" calcext:value-type="float">
            <text:p>78</text:p>
          </table:table-cell>
          <table:table-cell office:value-type="float" office:value="58.768" calcext:value-type="float">
            <text:p>58.768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228" calcext:value-type="float">
            <text:p>39.22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2</text:p>
          </table:table-cell>
          <table:table-cell office:value-type="float" office:value="79" calcext:value-type="float">
            <text:p>79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7.968" calcext:value-type="float">
            <text:p>57.96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3</text:p>
          </table:table-cell>
          <table:table-cell office:value-type="float" office:value="79" calcext:value-type="float">
            <text:p>79</text:p>
          </table:table-cell>
          <table:table-cell office:value-type="float" office:value="1.824" calcext:value-type="float">
            <text:p>1.82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0.335" calcext:value-type="float">
            <text:p>30.33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4</text:p>
          </table:table-cell>
          <table:table-cell office:value-type="float" office:value="79" calcext:value-type="float">
            <text:p>79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8.834" calcext:value-type="float">
            <text:p>38.834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4.158" calcext:value-type="float">
            <text:p>4.158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2.146" calcext:value-type="float">
            <text:p>52.14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835" calcext:value-type="float">
            <text:p>20.835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zabeth AWS</text:p>
          </table:table-cell>
          <table:table-cell office:value-type="float" office:value="82" calcext:value-type="float">
            <text:p>82</text:p>
          </table:table-cell>
          <table:table-cell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W</text:p>
          </table:table-cell>
          <table:table-cell office:value-type="float" office:value="492" calcext:value-type="float">
            <text:p>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 AWS</text:p>
          </table:table-cell>
          <table:table-cell office:value-type="float" office:value="81" calcext:value-type="float">
            <text:p>81</text:p>
          </table:table-cell>
          <table:table-cell office:value-type="float" office:value="29.766" calcext:value-type="float">
            <text:p>29.76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56.808" calcext:value-type="float">
            <text:p>56.808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W</text:p>
          </table:table-cell>
          <table:table-cell office:value-type="float" office:value="972" calcext:value-type="float">
            <text:p>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902" calcext:value-type="float">
            <text:p>37.90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nding Zone</text:p>
          </table:table-cell>
          <table:table-cell office:value-type="float" office:value="84" calcext:value-type="float">
            <text:p>84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y AWS</text:p>
          </table:table-cell>
          <table:table-cell office:value-type="float" office:value="89" calcext:value-type="float">
            <text:p>8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695" calcext:value-type="float">
            <text:p>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1594" calcext:value-type="float">
            <text:p>1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W</text:p>
          </table:table-cell>
          <table:table-cell office:value-type="float" office:value="1550" calcext:value-type="float">
            <text:p>1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 AWS</text:p>
          </table:table-cell>
          <table:table-cell office:value-type="float" office:value="82" calcext:value-type="float">
            <text:p>8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ene AWS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o AWS</text:p>
          </table:table-cell>
          <table:table-cell office:value-type="float" office:value="88" calcext:value-type="float">
            <text:p>88</text:p>
          </table:table-cell>
          <table:table-cell office:value-type="float" office:value="59.964" calcext:value-type="float">
            <text:p>59.964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1671" calcext:value-type="float">
            <text:p>1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5</text:p>
          </table:table-cell>
          <table:table-cell office:value-type="float" office:value="83" calcext:value-type="float">
            <text:p>83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89" calcext:value-type="float">
            <text:p>8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E</text:p>
          </table:table-cell>
          <table:table-cell office:value-type="float" office:value="3545" calcext:value-type="float">
            <text:p>3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float" office:value="3456" calcext:value-type="float">
            <text:p>3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ce Albert Mountains</text:p>
          </table:table-cell>
          <table:table-cell office:value-type="float" office:value="75" calcext:value-type="float">
            <text:p>75</text:p>
          </table:table-cell>
          <table:table-cell office:value-type="float" office:value="55.84" calcext:value-type="float">
            <text:p>55.8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9.507" calcext:value-type="float">
            <text:p>39.507</text:p>
          </table:table-cell>
          <table:table-cell office:value-type="string" calcext:value-type="string">
            <text:p>E</text:p>
          </table:table-cell>
          <table:table-cell office:value-type="float" office:value="1609" calcext:value-type="float">
            <text:p>1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 Camp</text:p>
          </table:table-cell>
          <table:table-cell office:value-type="float" office:value="78" calcext:value-type="float">
            <text:p>78</text:p>
          </table:table-cell>
          <table:table-cell office:value-type="float" office:value="59.63" calcext:value-type="float">
            <text:p>59.63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sevelt Island</text:p>
          </table:table-cell>
          <table:table-cell office:value-type="float" office:value="79" calcext:value-type="float">
            <text:p>79</text:p>
          </table:table-cell>
          <table:table-cell office:value-type="float" office:value="21.797" calcext:value-type="float">
            <text:p>21.79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37.611" calcext:value-type="float">
            <text:p>37.611</text:p>
          </table:table-cell>
          <table:table-cell office:value-type="string" calcext:value-type="string">
            <text:p>W</text:p>
          </table:table-cell>
          <table:table-cell office:value-type="float" office:value="403" calcext:value-type="float">
            <text:p>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table:style-name="ce4" office:value-type="float" office:value="57.6" calcext:value-type="float">
            <text:p>57.6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20.4" calcext:value-type="float">
            <text:p>20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6.08" calcext:value-type="float">
            <text:p>46.08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table:style-name="ce4" office:value-type="float" office:value="53.4" calcext:value-type="float">
            <text:p>53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4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4" office:value-type="float" office:value="25.5" calcext:value-type="float">
            <text:p>25.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33.6" calcext:value-type="float">
            <text:p>33.6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table:style-name="ce4" office:value-type="float" office:value="37.2" calcext:value-type="float">
            <text:p>37.2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4" office:value-type="float" office:value="32.4" calcext:value-type="float">
            <text:p>32.4</text:p>
          </table:table-cell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94" calcext:value-type="float">
            <text:p>25.49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4" office:value-type="float" office:value="50.934" calcext:value-type="float">
            <text:p>50.934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31.2" calcext:value-type="float">
            <text:p>31.2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8" calcext:value-type="float">
            <text:p>78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41.4" calcext:value-type="float">
            <text:p>41.4</text:p>
          </table:table-cell>
          <table:table-cell office:value-type="string" calcext:value-type="string">
            <text:p>W</text:p>
          </table:table-cell>
          <table:table-cell office:value-type="float" office:value="592" calcext:value-type="float">
            <text:p>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364" calcext:value-type="float">
            <text:p>8.36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4" office:value-type="float" office:value="21.654" calcext:value-type="float">
            <text:p>21.654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928" calcext:value-type="float">
            <text:p>35.92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20.052" calcext:value-type="float">
            <text:p>20.052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rdtfeger AWS</text:p>
          </table:table-cell>
          <table:table-cell office:value-type="float" office:value="79" calcext:value-type="float">
            <text:p>79</text:p>
          </table:table-cell>
          <table:table-cell office:value-type="float" office:value="50.19" calcext:value-type="float">
            <text:p>50.19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16.18" calcext:value-type="float">
            <text:p>16.1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84" calcext:value-type="float">
            <text:p>39.84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661" calcext:value-type="float">
            <text:p>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henson Bastion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erTIGER</text:p>
          </table:table-cell>
          <table:table-cell office:value-type="float" office:value="82" calcext:value-type="float">
            <text:p>82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W</text:p>
          </table:table-cell>
          <table:table-cell office:value-type="float" office:value="1015" calcext:value-type="float">
            <text:p>1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WS</text:p>
          </table:table-cell>
          <table:table-cell office:value-type="float" office:value="84" calcext:value-type="float">
            <text:p>84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520" calcext:value-type="float">
            <text:p>1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Hills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796" calcext:value-type="float">
            <text:p>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804" calcext:value-type="float">
            <text:p>31.80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6" calcext:value-type="float">
            <text:p>33.576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</text:p>
          </table:table-cell>
          <table:table-cell office:value-type="float" office:value="73" calcext:value-type="float">
            <text:p>73</text:p>
          </table:table-cell>
          <table:table-cell office:value-type="float" office:value="52.664" calcext:value-type="float">
            <text:p>52.66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7.267" calcext:value-type="float">
            <text:p>7.267</text:p>
          </table:table-cell>
          <table:table-cell office:value-type="string" calcext:value-type="string">
            <text:p>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10</text:p>
          </table:table-cell>
          <table:table-cell office:value-type="float" office:value="73" calcext:value-type="float">
            <text:p>73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52.145" calcext:value-type="float">
            <text:p>52.145</text:p>
          </table:table-cell>
          <table:table-cell office:value-type="string" calcext:value-type="string">
            <text:p>E</text:p>
          </table:table-cell>
          <table:table-cell office:value-type="float" office:value="2334" calcext:value-type="float">
            <text:p>23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1</text:p>
          </table:table-cell>
          <table:table-cell office:value-type="float" office:value="74" calcext:value-type="float">
            <text:p>74</text:p>
          </table:table-cell>
          <table:table-cell office:value-type="float" office:value="12.068" calcext:value-type="float">
            <text:p>12.06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E</text:p>
          </table:table-cell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12</text:p>
          </table:table-cell>
          <table:table-cell office:value-type="float" office:value="74" calcext:value-type="float">
            <text:p>74</text:p>
          </table:table-cell>
          <table:table-cell office:value-type="float" office:value="59.123" calcext:value-type="float">
            <text:p>59.12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.654" calcext:value-type="float">
            <text:p>4.654</text:p>
          </table:table-cell>
          <table:table-cell office:value-type="string" calcext:value-type="string">
            <text:p>E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3</text:p>
          </table:table-cell>
          <table:table-cell office:value-type="float" office:value="75" calcext:value-type="float">
            <text:p>75</text:p>
          </table:table-cell>
          <table:table-cell office:value-type="float" office:value="12.183" calcext:value-type="float">
            <text:p>12.18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59.861" calcext:value-type="float">
            <text:p>59.861</text:p>
          </table:table-cell>
          <table:table-cell office:value-type="string" calcext:value-type="string">
            <text:p>E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14</text:p>
          </table:table-cell>
          <table:table-cell office:value-type="float" office:value="74" calcext:value-type="float">
            <text:p>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9.152" calcext:value-type="float">
            <text:p>59.152</text:p>
          </table:table-cell>
          <table:table-cell office:value-type="string" calcext:value-type="string">
            <text:p>E</text:p>
          </table:table-cell>
          <table:table-cell office:value-type="float" office:value="2216" calcext:value-type="float">
            <text:p>2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5</text:p>
          </table:table-cell>
          <table:table-cell office:value-type="float" office:value="76" calcext:value-type="float">
            <text:p>76</text:p>
          </table:table-cell>
          <table:table-cell office:value-type="float" office:value="14.238" calcext:value-type="float">
            <text:p>14.238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19.612" calcext:value-type="float">
            <text:p>19.612</text:p>
          </table:table-cell>
          <table:table-cell office:value-type="string" calcext:value-type="string">
            <text:p>E</text:p>
          </table:table-cell>
          <table:table-cell office:value-type="float" office:value="2315" calcext:value-type="float">
            <text:p>231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2</text:p>
          </table:table-cell>
          <table:table-cell office:value-type="float" office:value="73" calcext:value-type="float">
            <text:p>73</text:p>
          </table:table-cell>
          <table:table-cell office:value-type="float" office:value="49.027" calcext:value-type="float">
            <text:p>49.02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5.984" calcext:value-type="float">
            <text:p>5.984</text:p>
          </table:table-cell>
          <table:table-cell office:value-type="string" calcext:value-type="string">
            <text:p>E</text:p>
          </table:table-cell>
          <table:table-cell office:value-type="float" office:value="795" calcext:value-type="float">
            <text:p>7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3</text:p>
          </table:table-cell>
          <table:table-cell office:value-type="float" office:value="73" calcext:value-type="float">
            <text:p>73</text:p>
          </table:table-cell>
          <table:table-cell office:value-type="float" office:value="42.822" calcext:value-type="float">
            <text:p>42.82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9.671" calcext:value-type="float">
            <text:p>19.671</text:p>
          </table:table-cell>
          <table:table-cell office:value-type="string" calcext:value-type="string">
            <text:p>E</text:p>
          </table:table-cell>
          <table:table-cell office:value-type="float" office:value="1695" calcext:value-type="float">
            <text:p>1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5</text:p>
          </table:table-cell>
          <table:table-cell office:value-type="float" office:value="73" calcext:value-type="float">
            <text:p>73</text:p>
          </table:table-cell>
          <table:table-cell office:value-type="float" office:value="27.972" calcext:value-type="float">
            <text:p>27.97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28.266" calcext:value-type="float">
            <text:p>28.266</text:p>
          </table:table-cell>
          <table:table-cell office:value-type="string" calcext:value-type="string">
            <text:p>E</text:p>
          </table:table-cell>
          <table:table-cell office:value-type="float" office:value="2611" calcext:value-type="float">
            <text:p>261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6</text:p>
          </table:table-cell>
          <table:table-cell office:value-type="float" office:value="73" calcext:value-type="float">
            <text:p>73</text:p>
          </table:table-cell>
          <table:table-cell office:value-type="float" office:value="23.933" calcext:value-type="float">
            <text:p>23.933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9.921" calcext:value-type="float">
            <text:p>29.921</text:p>
          </table:table-cell>
          <table:table-cell office:value-type="string" calcext:value-type="string">
            <text:p>E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7</text:p>
          </table:table-cell>
          <table:table-cell office:value-type="float" office:value="73" calcext:value-type="float">
            <text:p>73</text:p>
          </table:table-cell>
          <table:table-cell office:value-type="float" office:value="17.755" calcext:value-type="float">
            <text:p>17.75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7.907" calcext:value-type="float">
            <text:p>37.907</text:p>
          </table:table-cell>
          <table:table-cell office:value-type="string" calcext:value-type="string">
            <text:p>E</text:p>
          </table:table-cell>
          <table:table-cell office:value-type="float" office:value="2230" calcext:value-type="float">
            <text:p>223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MNT8</text:p>
          </table:table-cell>
          <table:table-cell office:value-type="float" office:value="73" calcext:value-type="float">
            <text:p>73</text:p>
          </table:table-cell>
          <table:table-cell office:value-type="float" office:value="11.693" calcext:value-type="float">
            <text:p>11.69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2.209" calcext:value-type="float">
            <text:p>42.209</text:p>
          </table:table-cell>
          <table:table-cell office:value-type="string" calcext:value-type="string">
            <text:p>E</text:p>
          </table:table-cell>
          <table:table-cell office:value-type="float" office:value="2281" calcext:value-type="float">
            <text:p>2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9</text:p>
          </table:table-cell>
          <table:table-cell office:value-type="float" office:value="73" calcext:value-type="float">
            <text:p>73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S</text:p>
          </table:table-cell>
          <table:table-cell office:value-type="float" office:value="157" calcext:value-type="float">
            <text:p>157</text:p>
          </table:table-cell>
          <table:table-cell office:value-type="float" office:value="51.208" calcext:value-type="float">
            <text:p>51.208</text:p>
          </table:table-cell>
          <table:table-cell office:value-type="string" calcext:value-type="string">
            <text:p>E</text:p>
          </table:table-cell>
          <table:table-cell office:value-type="float" office:value="2326" calcext:value-type="float">
            <text:p>2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4.76" calcext:value-type="float">
            <text:p>44.76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489" calcext:value-type="float">
            <text:p>28.489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558" calcext:value-type="float">
            <text:p>4.558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s</text:p>
          </table:table-cell>
          <table:table-cell office:value-type="float" office:value="81" calcext:value-type="float">
            <text:p>81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1200" calcext:value-type="float">
            <text:p>1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hall Glacier</text:p>
          </table:table-cell>
          <table:table-cell office:value-type="float" office:value="72" calcext:value-type="float">
            <text:p>72</text:p>
          </table:table-cell>
          <table:table-cell office:value-type="float" office:value="52.049" calcext:value-type="float">
            <text:p>52.04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12.982" calcext:value-type="float">
            <text:p>12.982</text:p>
          </table:table-cell>
          <table:table-cell office:value-type="string" calcext:value-type="string">
            <text:p>E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" table:style-name="ta1">
        <table:table-column table:style-name="co24" table:default-cell-style-name="ce4"/>
        <table:table-column table:style-name="co2" table:default-cell-style-name="ce4"/>
        <table:table-column table:style-name="co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6" table:default-cell-style-name="ce4"/>
        <table:table-column table:style-name="co11" table:number-columns-repeated="1012" table:default-cell-style-name="ce4"/>
        <table:table-row table:style-name="ro1"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Latitude (degrees)</text:p>
          </table:table-cell>
          <table:table-cell table:style-name="ce14" office:value-type="string" calcext:value-type="string">
            <text:p>Latitude (millidegrees)</text:p>
          </table:table-cell>
          <table:table-cell table:style-name="ce14" office:value-type="string" calcext:value-type="string">
            <text:p>Latitude (minutes)</text:p>
          </table:table-cell>
          <table:table-cell table:style-name="ce14" office:value-type="string" calcext:value-type="string">
            <text:p>Latitude (cardinality)</text:p>
          </table:table-cell>
          <table:table-cell table:style-name="ce14" office:value-type="string" calcext:value-type="string">
            <text:p>Longitude (degrees)</text:p>
          </table:table-cell>
          <table:table-cell table:style-name="ce14" office:value-type="string" calcext:value-type="string">
            <text:p>Longitude (millidegrees)</text:p>
          </table:table-cell>
          <table:table-cell table:style-name="ce14" office:value-type="string" calcext:value-type="string">
            <text:p>Longitude (minutes)</text:p>
          </table:table-cell>
          <table:table-cell table:style-name="ce14" office:value-type="string" calcext:value-type="string">
            <text:p>Longitude (cardinality)</text:p>
          </table:table-cell>
          <table:table-cell table:style-name="ce14" office:value-type="string" calcext:value-type="string">
            <text:p>Altitude above sea level (m)</text:p>
          </table:table-cell>
          <table:table-cell table:style-name="ce14" office:value-type="string" calcext:value-type="string">
            <text:p>Established</text:p>
          </table:table-cell>
          <table:table-cell table:style-name="ce14" office:value-type="string" calcext:value-type="string">
            <text:p>Current status</text:p>
          </table:table-cell>
          <table:table-cell table:style-name="ce14" table:number-columns-repeated="1012"/>
        </table:table-row>
        <table:table-row table:style-name="ro1">
          <table:table-cell table:style-name="ce14" office:value-type="string" calcext:value-type="string">
            <text:p>site_name</text:p>
          </table:table-cell>
          <table:table-cell table:style-name="ce14" office:value-type="string" calcext:value-type="string">
            <text:p>latitude_d</text:p>
          </table:table-cell>
          <table:table-cell table:style-name="ce14" office:value-type="string" calcext:value-type="string">
            <text:p>latitude_md</text:p>
          </table:table-cell>
          <table:table-cell table:style-name="ce14" office:value-type="string" calcext:value-type="string">
            <text:p>latitude_m</text:p>
          </table:table-cell>
          <table:table-cell table:style-name="ce14" office:value-type="string" calcext:value-type="string">
            <text:p>latitude_c</text:p>
          </table:table-cell>
          <table:table-cell table:style-name="ce14" office:value-type="string" calcext:value-type="string">
            <text:p>longitude_d</text:p>
          </table:table-cell>
          <table:table-cell table:style-name="ce14" office:value-type="string" calcext:value-type="string">
            <text:p>longitude_md</text:p>
          </table:table-cell>
          <table:table-cell table:style-name="ce14" office:value-type="string" calcext:value-type="string">
            <text:p>longitude_m</text:p>
          </table:table-cell>
          <table:table-cell table:style-name="ce14" office:value-type="string" calcext:value-type="string">
            <text:p>longitude_c</text:p>
          </table:table-cell>
          <table:table-cell table:style-name="ce14" office:value-type="string" calcext:value-type="string">
            <text:p>alt_masl</text:p>
          </table:table-cell>
          <table:table-cell table:style-name="ce14" office:value-type="string" calcext:value-type="string">
            <text:p>Established</text:p>
          </table:table-cell>
          <table:table-cell table:style-name="ce14" office:value-type="string" calcext:value-type="string">
            <text:p>current_status</text:p>
          </table:table-cell>
          <table:table-cell table:style-name="ce14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0.06*[.C3]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0.06*[.G3]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3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formula="of:=0.06*[.C4]" office:value-type="float" office:value="2.64" calcext:value-type="float">
            <text:p>2.6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51" calcext:value-type="float">
            <text:p>651</text:p>
          </table:table-cell>
          <table:table-cell table:formula="of:=0.06*[.G4]" office:value-type="float" office:value="39.06" calcext:value-type="float">
            <text:p>39.06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0.06*[.C5]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0.06*[.G5]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3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0.06*[.C6]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0.06*[.G6]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3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0.06*[.C7]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0.06*[.G7]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3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anna</text:p>
          </table:table-cell>
          <table:table-cell office:value-type="float" office:value="83" calcext:value-type="float">
            <text:p>83</text:p>
          </table:table-cell>
          <table:table-cell office:value-type="float" office:value="889" calcext:value-type="float">
            <text:p>889</text:p>
          </table:table-cell>
          <table:table-cell table:formula="of:=0.06*[.C8]"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formula="of:=0.06*[.G8]"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25" calcext:value-type="float">
            <text:p>525</text:p>
          </table:table-cell>
          <table:table-cell table:style-name="ce13" office:value-type="date" office:date-value="2002-01-15" calcext:value-type="date">
            <text:p>2002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0.06*[.C9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04" calcext:value-type="float">
            <text:p>404</text:p>
          </table:table-cell>
          <table:table-cell table:formula="of:=0.06*[.G9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530" calcext:value-type="float">
            <text:p>1530</text:p>
          </table:table-cell>
          <table:table-cell table:style-name="ce13" office:value-type="date" office:date-value="2011-01-16" calcext:value-type="date">
            <text:p>2011-01-1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0.06*[.C10]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0.06*[.G10]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3" office:value-type="date" office:date-value="2011-12-01" calcext:value-type="date">
            <text:p>2011-1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0.06*[.C11]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0.06*[.G11]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3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formula="of:=0.06*[.C12]" office:value-type="float" office:value="1.14" calcext:value-type="float">
            <text:p>1.1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0.06*[.G12]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olyn</text:p>
          </table:table-cell>
          <table:table-cell office:value-type="float" office:value="79" calcext:value-type="float">
            <text:p>79</text:p>
          </table:table-cell>
          <table:table-cell office:value-type="float" office:value="939" calcext:value-type="float">
            <text:p>939</text:p>
          </table:table-cell>
          <table:table-cell table:formula="of:=0.06*[.C13]" office:value-type="float" office:value="56.34" calcext:value-type="float">
            <text:p>56.3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884" calcext:value-type="float">
            <text:p>884</text:p>
          </table:table-cell>
          <table:table-cell table:formula="of:=0.06*[.G13]" office:value-type="float" office:value="53.04" calcext:value-type="float">
            <text:p>53.04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  <table:table-cell table:style-name="ce13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0.06*[.C14]" office:value-type="float" office:value="4.26" calcext:value-type="float">
            <text:p>4.2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0.06*[.G14]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3" office:value-type="date" office:date-value="2008-02-01" calcext:value-type="date">
            <text:p>2008-0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0.06*[.C15]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0.06*[.G15]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0.06*[.C16]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0.06*[.G16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3" office:value-type="date" office:date-value="2011-01-21" calcext:value-type="date">
            <text:p>2011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0.06*[.C17]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0.06*[.G17]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0.06*[.C18]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0.06*[.G18]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3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0.06*[.C19]" office:value-type="float" office:value="1.86" calcext:value-type="float">
            <text:p>1.8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0.06*[.G19]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3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0.06*[.C20]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0.06*[.G20]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3" office:value-type="date" office:date-value="2010-01-29" calcext:value-type="date">
            <text:p>2010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0.06*[.C21]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0.06*[.G21]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3" office:value-type="date" office:date-value="2000-01-18" calcext:value-type="date">
            <text:p>2000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table:formula="of:=0.06*[.C22]"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table:formula="of:=0.06*[.G22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style-name="ce13" office:value-type="date" office:date-value="2009-01-24" calcext:value-type="date">
            <text:p>2009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81" calcext:value-type="float">
            <text:p>81</text:p>
          </table:table-cell>
          <table:table-cell office:value-type="float" office:value="496" calcext:value-type="float">
            <text:p>496</text:p>
          </table:table-cell>
          <table:table-cell table:formula="of:=0.06*[.C23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947" calcext:value-type="float">
            <text:p>947</text:p>
          </table:table-cell>
          <table:table-cell table:formula="of:=0.06*[.G23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table:style-name="ce13" office:value-type="date" office:date-value="2010-02-02" calcext:value-type="date">
            <text:p>2010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3" calcext:value-type="float">
            <text:p>903</text:p>
          </table:table-cell>
          <table:table-cell table:formula="of:=0.06*[.C24]"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53" calcext:value-type="float">
            <text:p>853</text:p>
          </table:table-cell>
          <table:table-cell table:formula="of:=0.06*[.G24]" office:value-type="float" office:value="51.18" calcext:value-type="float">
            <text:p>51.18</text:p>
          </table:table-cell>
          <table:table-cell office:value-type="string" calcext:value-type="string">
            <text:p>W</text:p>
          </table:table-cell>
          <table:table-cell office:value-type="float" office:value="988.935" calcext:value-type="float">
            <text:p>988.935</text:p>
          </table:table-cell>
          <table:table-cell table:style-name="ce13" office:value-type="date" office:date-value="2012-01-20" calcext:value-type="date">
            <text:p>2012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0.06*[.C25]" office:value-type="float" office:value="5.1" calcext:value-type="float">
            <text:p>5.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0.06*[.G25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88" calcext:value-type="float">
            <text:p>188</text:p>
          </table:table-cell>
          <table:table-cell table:style-name="ce13" office:value-type="date" office:date-value="2011-01-11" calcext:value-type="date">
            <text:p>2011-01-1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0.06*[.C26]" office:value-type="float" office:value="5.04" calcext:value-type="float">
            <text:p>5.0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9" calcext:value-type="float">
            <text:p>819</text:p>
          </table:table-cell>
          <table:table-cell table:formula="of:=0.06*[.G26]" office:value-type="float" office:value="49.14" calcext:value-type="float">
            <text:p>49.14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0.06*[.C27]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0.06*[.G27]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0.06*[.C28]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3" calcext:value-type="float">
            <text:p>403</text:p>
          </table:table-cell>
          <table:table-cell table:formula="of:=0.06*[.G28]"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3" office:value-type="date" office:date-value="2012-01-18" calcext:value-type="date">
            <text:p>2012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0.06*[.C29]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0.06*[.G29]"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755" calcext:value-type="float">
            <text:p>2755</text:p>
          </table:table-cell>
          <table:table-cell table:style-name="ce13" office:value-type="date" office:date-value="2008-01-18" calcext:value-type="date">
            <text:p>2008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0.06*[.C30]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0.06*[.G30]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3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0.06*[.C31]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0.06*[.G31]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3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0.06*[.C32]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0.06*[.G32]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3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0.06*[.C33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0.06*[.G33]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3" office:value-type="date" office:date-value="2011-12-17" calcext:value-type="date">
            <text:p>2011-12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96" calcext:value-type="float">
            <text:p>496</text:p>
          </table:table-cell>
          <table:table-cell table:formula="of:=0.06*[.C34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89" calcext:value-type="float">
            <text:p>789</text:p>
          </table:table-cell>
          <table:table-cell table:formula="of:=0.06*[.G34]" office:value-type="float" office:value="47.34" calcext:value-type="float">
            <text:p>47.34</text:p>
          </table:table-cell>
          <table:table-cell office:value-type="string" calcext:value-type="string">
            <text:p>E</text:p>
          </table:table-cell>
          <table:table-cell office:value-type="float" office:value="37" calcext:value-type="float">
            <text:p>37</text:p>
          </table:table-cell>
          <table:table-cell table:style-name="ce13" office:value-type="date" office:date-value="2008-01-07" calcext:value-type="date">
            <text:p>2008-01-0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0.06*[.C35]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0.06*[.G35]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3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439" calcext:value-type="float">
            <text:p>439</text:p>
          </table:table-cell>
          <table:table-cell table:formula="of:=0.06*[.C36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06" calcext:value-type="float">
            <text:p>406</text:p>
          </table:table-cell>
          <table:table-cell table:formula="of:=0.06*[.G36]" office:value-type="float" office:value="24.36" calcext:value-type="float">
            <text:p>24.36</text:p>
          </table:table-cell>
          <table:table-cell office:value-type="string" calcext:value-type="string">
            <text:p>E</text:p>
          </table:table-cell>
          <table:table-cell office:value-type="float" office:value="43" calcext:value-type="float">
            <text:p>43</text:p>
          </table:table-cell>
          <table:table-cell table:style-name="ce13" office:value-type="date" office:date-value="2009-01-21" calcext:value-type="date">
            <text:p>2009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table:formula="of:=0.06*[.C37]" office:value-type="float" office:value="13.32" calcext:value-type="float">
            <text:p>13.3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formula="of:=0.06*[.G37]" office:value-type="float" office:value="0.9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float" office:value="44.856" calcext:value-type="float">
            <text:p>44.856</text:p>
          </table:table-cell>
          <table:table-cell table:style-name="ce13" office:value-type="date" office:date-value="2011-12-02" calcext:value-type="date">
            <text:p>2011-1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0.06*[.C38]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0.06*[.G38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3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39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0.06*[.G39]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3" office:value-type="date" office:date-value="1999-01-11" calcext:value-type="date">
            <text:p>1999-01-1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40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0.06*[.G40]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3" office:value-type="date" office:date-value="2011-11-30" calcext:value-type="date">
            <text:p>2011-11-3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0.06*[.C41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0.06*[.G41]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table:style-name="ce13" office:value-type="date" office:date-value="2008-11-12" calcext:value-type="date">
            <text:p>2008-11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table:formula="of:=0.06*[.C42]" office:value-type="float" office:value="55.26" calcext:value-type="float">
            <text:p>55.2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table:formula="of:=0.06*[.G42]"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62" calcext:value-type="float">
            <text:p>62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ene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formula="of:=0.06*[.C43]"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table:formula="of:=0.06*[.G43]"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style-name="ce13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0.06*[.C44]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0.06*[.G44]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0.06*[.C45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0.06*[.G45]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3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nt Siple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table:formula="of:=0.06*[.C46]" office:value-type="float" office:value="11.88" calcext:value-type="float">
            <text:p>11.88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table:formula="of:=0.06*[.G46]" office:value-type="float" office:value="3.12" calcext:value-type="float">
            <text:p>3.12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style-name="ce13" office:value-type="date" office:date-value="1992-02-20" calcext:value-type="date">
            <text:p>1992-02-2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scent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0.06*[.C47]"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4" calcext:value-type="float">
            <text:p>474</text:p>
          </table:table-cell>
          <table:table-cell table:formula="of:=0.06*[.G47]"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style-name="ce13" office:value-type="date" office:date-value="2004-11-02" calcext:value-type="date">
            <text:p>2004-11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0.06*[.C48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0.06*[.G48]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3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0.06*[.C49]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0.06*[.G49]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3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7" calcext:value-type="float">
            <text:p>957</text:p>
          </table:table-cell>
          <table:table-cell table:formula="of:=0.06*[.C50]" office:value-type="float" office:value="57.42" calcext:value-type="float">
            <text:p>57.4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15" calcext:value-type="float">
            <text:p>515</text:p>
          </table:table-cell>
          <table:table-cell table:formula="of:=0.06*[.G50]" office:value-type="float" office:value="30.9" calcext:value-type="float">
            <text:p>30.9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3" office:value-type="date" office:date-value="2010-01-24" calcext:value-type="date">
            <text:p>2010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formula="of:=0.06*[.C51]" office:value-type="float" office:value="4.92" calcext:value-type="float">
            <text:p>4.9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0.06*[.G51]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3" office:value-type="date" office:date-value="1999-12-18" calcext:value-type="date">
            <text:p>1999-12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0.06*[.C52]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0.06*[.G52]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3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0.06*[.C53]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0.06*[.G53]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3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0.06*[.C54]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0.06*[.G54]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3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0.06*[.C55]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0.06*[.G55]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3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6" calcext:value-type="float">
            <text:p>656</text:p>
          </table:table-cell>
          <table:table-cell table:formula="of:=0.06*[.C56]"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773" calcext:value-type="float">
            <text:p>773</text:p>
          </table:table-cell>
          <table:table-cell table:formula="of:=0.06*[.G56]"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.603" calcext:value-type="float">
            <text:p>667.603</text:p>
          </table:table-cell>
          <table:table-cell table:style-name="ce13" office:value-type="date" office:date-value="2011-12-08" calcext:value-type="date">
            <text:p>2011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599" calcext:value-type="float">
            <text:p>599</text:p>
          </table:table-cell>
          <table:table-cell table:formula="of:=0.06*[.C57]"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11" calcext:value-type="float">
            <text:p>811</text:p>
          </table:table-cell>
          <table:table-cell table:formula="of:=0.06*[.G57]"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463" calcext:value-type="float">
            <text:p>1463</text:p>
          </table:table-cell>
          <table:table-cell table:style-name="ce13" office:value-type="date" office:date-value="1994-11-29" calcext:value-type="date">
            <text:p>1994-11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0.06*[.C58]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0.06*[.G58]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3" office:value-type="date" office:date-value="2011-01-15" calcext:value-type="date">
            <text:p>2011-01-15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66" calcext:value-type="float">
            <text:p>466</text:p>
          </table:table-cell>
          <table:table-cell table:formula="of:=0.06*[.C59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782" calcext:value-type="float">
            <text:p>782</text:p>
          </table:table-cell>
          <table:table-cell table:formula="of:=0.06*[.G59]"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style-name="ce13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0.06*[.C60]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0.06*[.G60]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0.06*[.C61]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0.06*[.G61]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3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0.06*[.C62]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0.06*[.G62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3" office:value-type="date" office:date-value="2011-01-08" calcext:value-type="date">
            <text:p>2011-01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5" calcext:value-type="float">
            <text:p>725</text:p>
          </table:table-cell>
          <table:table-cell table:formula="of:=0.06*[.C63]" office:value-type="float" office:value="43.5" calcext:value-type="float">
            <text:p>43.5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87" calcext:value-type="float">
            <text:p>687</text:p>
          </table:table-cell>
          <table:table-cell table:formula="of:=0.06*[.G63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table:style-name="ce13" office:value-type="date" office:date-value="2010-01-25" calcext:value-type="date">
            <text:p>2010-01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 instruments" table:style-name="ta1">
        <table:table-column table:style-name="co27" table:default-cell-style-name="ce4"/>
        <table:table-column table:style-name="co13" table:default-cell-style-name="ce4"/>
        <table:table-column table:style-name="co28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1" table:number-columns-repeated="1016" table:default-cell-style-name="ce4"/>
        <table:table-row table:style-name="ro1"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Latitude (degrees)</text:p>
          </table:table-cell>
          <table:table-cell table:style-name="ce14" office:value-type="string" calcext:value-type="string">
            <text:p>Latitude (minutes)</text:p>
          </table:table-cell>
          <table:table-cell table:style-name="ce14" office:value-type="string" calcext:value-type="string">
            <text:p>Latitude (cardinality)</text:p>
          </table:table-cell>
          <table:table-cell table:style-name="ce14" office:value-type="string" calcext:value-type="string">
            <text:p>Longitude (degrees)</text:p>
          </table:table-cell>
          <table:table-cell table:style-name="ce14" office:value-type="string" calcext:value-type="string">
            <text:p>Longitude (minutes)</text:p>
          </table:table-cell>
          <table:table-cell table:style-name="ce14" office:value-type="string" calcext:value-type="string">
            <text:p>Longitude (cardinality)</text:p>
          </table:table-cell>
          <table:table-cell table:style-name="ce14" office:value-type="string" calcext:value-type="string">
            <text:p>Altitude above sea level (m)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site_name</text:p>
          </table:table-cell>
          <table:table-cell table:style-name="ce14" office:value-type="string" calcext:value-type="string">
            <text:p>latitude_d</text:p>
          </table:table-cell>
          <table:table-cell table:style-name="ce14" office:value-type="string" calcext:value-type="string">
            <text:p>latitude_m</text:p>
          </table:table-cell>
          <table:table-cell table:style-name="ce14" office:value-type="string" calcext:value-type="string">
            <text:p>latitude_c</text:p>
          </table:table-cell>
          <table:table-cell table:style-name="ce14" office:value-type="string" calcext:value-type="string">
            <text:p>longitude_d</text:p>
          </table:table-cell>
          <table:table-cell table:style-name="ce14" office:value-type="string" calcext:value-type="string">
            <text:p>longitude_m</text:p>
          </table:table-cell>
          <table:table-cell table:style-name="ce14" office:value-type="string" calcext:value-type="string">
            <text:p>longitude_c</text:p>
          </table:table-cell>
          <table:table-cell table:style-name="ce14" office:value-type="string" calcext:value-type="string">
            <text:p>alt_masl</text:p>
          </table:table-cell>
          <table:table-cell table:style-name="ce14" table:number-columns-repeated="1016"/>
        </table:table-row>
        <table:table-row table:style-name="ro1">
          <table:table-cell table:style-name="ce17" office:value-type="string" calcext:value-type="string">
            <text:p>ADIOS N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S</text:p>
          </table:table-cell>
          <table:table-cell table:style-name="ce17" office:value-type="float" office:value="107" calcext:value-type="float">
            <text:p>107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DIOS S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S</text:p>
          </table:table-cell>
          <table:table-cell table:style-name="ce17" office:value-type="float" office:value="107" calcext:value-type="float">
            <text:p>107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WS 14 (Dutch)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S</text:p>
          </table:table-cell>
          <table:table-cell table:style-name="ce17" office:value-type="float" office:value="61" calcext:value-type="float">
            <text:p>61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IAWS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S</text:p>
          </table:table-cell>
          <table:table-cell table:style-name="ce17" office:value-type="float" office:value="60" calcext:value-type="float">
            <text:p>60</text:p>
          </table:table-cell>
          <table:table-cell office:value-type="float" office:value="10.18" calcext:value-type="float">
            <text:p>10.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RENK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1.567" calcext:value-type="float">
            <text:p>1.567</text:p>
          </table:table-cell>
          <table:table-cell office:value-type="string" calcext:value-type="string">
            <text:p>W</text:p>
          </table:table-cell>
          <table:table-cell table:style-name="ce17" office:value-type="float" office:value="1584.96" calcext:value-type="float">
            <text:p>1584.9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UZRD</text:p>
          </table:table-cell>
          <table:table-cell table:style-name="ce17" office:value-type="float" office:value="77" calcext:value-type="float">
            <text:p>77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S</text:p>
          </table:table-cell>
          <table:table-cell table:style-name="ce17" office:value-type="float" office:value="23" calcext:value-type="float">
            <text:p>23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W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108 (Dutch)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.212" calcext:value-type="float">
            <text:p>5.2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113 Mt Woolard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32.59" calcext:value-type="float">
            <text:p>32.59</text:p>
          </table:table-cell>
          <table:table-cell office:value-type="string" calcext:value-type="string">
            <text:p>S</text:p>
          </table:table-cell>
          <table:table-cell table:style-name="ce17" office:value-type="float" office:value="96" calcext:value-type="float">
            <text:p>96</text:p>
          </table:table-cell>
          <table:table-cell office:value-type="float" office:value="38.14" calcext:value-type="float">
            <text:p>38.14</text:p>
          </table:table-cell>
          <table:table-cell office:value-type="string" calcext:value-type="string">
            <text:p>W</text:p>
          </table:table-cell>
          <table:table-cell table:style-name="ce17" office:value-type="float" office:value="2329" calcext:value-type="float">
            <text:p>232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213 Mt Johns</text:p>
          </table:table-cell>
          <table:table-cell table:style-name="ce17" office:value-type="float" office:value="79" calcext:value-type="float">
            <text:p>79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S</text:p>
          </table:table-cell>
          <table:table-cell table:style-name="ce17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style-name="ce17" office:value-type="float" office:value="2175" calcext:value-type="float">
            <text:p>21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313 Minnesota area</text:p>
          </table:table-cell>
          <table:table-cell table:style-name="ce17" office:value-type="float" office:value="79" calcext:value-type="float">
            <text:p>79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S</text:p>
          </table:table-cell>
          <table:table-cell table:style-name="ce17" office:value-type="float" office:value="85" calcext:value-type="float">
            <text:p>85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W</text:p>
          </table:table-cell>
          <table:table-cell table:style-name="ce17" office:value-type="float" office:value="1461.8208" calcext:value-type="float">
            <text:p>1461.820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ONDR</text:p>
          </table:table-cell>
          <table:table-cell table:style-name="ce17" office:value-type="float" office:value="79" calcext:value-type="float">
            <text:p>79</text:p>
          </table:table-cell>
          <table:table-cell office:value-type="float" office:value="4.599" calcext:value-type="float">
            <text:p>4.599</text:p>
          </table:table-cell>
          <table:table-cell office:value-type="string" calcext:value-type="string">
            <text:p>S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7.059" calcext:value-type="float">
            <text:p>7.0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113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52.85" calcext:value-type="float">
            <text:p>52.85</text:p>
          </table:table-cell>
          <table:table-cell office:value-type="string" calcext:value-type="string">
            <text:p>S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32.33" calcext:value-type="float">
            <text:p>32.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111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211</text:p>
          </table:table-cell>
          <table:table-cell table:style-name="ce17" office:value-type="float" office:value="66" calcext:value-type="float">
            <text:p>66</text:p>
          </table:table-cell>
          <table:table-cell office:value-type="float" office:value="52.14" calcext:value-type="float">
            <text:p>52.14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3.62" calcext:value-type="float">
            <text:p>53.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311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49.82" calcext:value-type="float">
            <text:p>49.82</text:p>
          </table:table-cell>
          <table:table-cell office:value-type="string" calcext:value-type="string">
            <text:p>S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W</text:p>
          </table:table-cell>
          <table:table-cell table:style-name="ce17" office:value-type="float" office:value="475" calcext:value-type="float">
            <text:p>4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lask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45.12" calcext:value-type="float">
            <text:p>45.12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W</text:p>
          </table:table-cell>
          <table:table-cell table:style-name="ce17" office:value-type="float" office:value="305" calcext:value-type="float">
            <text:p>30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NE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17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NW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59.99" calcext:value-type="float">
            <text:p>59.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SE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S</text:p>
          </table:table-cell>
          <table:table-cell table:style-name="ce17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SW T314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30.96" calcext:value-type="float">
            <text:p>30.96</text:p>
          </table:table-cell>
          <table:table-cell office:value-type="string" calcext:value-type="string">
            <text:p>S</text:p>
          </table:table-cell>
          <table:table-cell table:style-name="ce17" office:value-type="float" office:value="44" calcext:value-type="float">
            <text:p>44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S</text:p>
          </table:table-cell>
          <table:table-cell table:style-name="ce17" office:value-type="float" office:value="102" calcext:value-type="float">
            <text:p>102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114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S</text:p>
          </table:table-cell>
          <table:table-cell table:style-name="ce17" office:value-type="float" office:value="102" calcext:value-type="float">
            <text:p>102</text:p>
          </table:table-cell>
          <table:table-cell office:value-type="float" office:value="55.4" calcext:value-type="float">
            <text:p>55.4</text:p>
          </table:table-cell>
          <table:table-cell office:value-type="string" calcext:value-type="string">
            <text:p>W</text:p>
          </table:table-cell>
          <table:table-cell table:style-name="ce17" office:value-type="float" office:value="305.1048" calcext:value-type="float">
            <text:p>305.104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13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S</text:p>
          </table:table-cell>
          <table:table-cell table:style-name="ce17" office:value-type="float" office:value="102" calcext:value-type="float">
            <text:p>102</text:p>
          </table:table-cell>
          <table:table-cell office:value-type="float" office:value="59.8" calcext:value-type="float">
            <text:p>59.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214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S</text:p>
          </table:table-cell>
          <table:table-cell table:style-name="ce17" office:value-type="float" office:value="101" calcext:value-type="float">
            <text:p>101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7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1.076" calcext:value-type="float">
            <text:p>1.076</text:p>
          </table:table-cell>
          <table:table-cell office:value-type="string" calcext:value-type="string">
            <text:p>S</text:p>
          </table:table-cell>
          <table:table-cell table:style-name="ce17" office:value-type="float" office:value="102" calcext:value-type="float">
            <text:p>102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W</text:p>
          </table:table-cell>
          <table:table-cell table:style-name="ce17" office:value-type="float" office:value="182.88" calcext:value-type="float">
            <text:p>182.8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8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S</text:p>
          </table:table-cell>
          <table:table-cell table:style-name="ce17" office:value-type="float" office:value="102" calcext:value-type="float">
            <text:p>102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S1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S2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S3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9.92" calcext:value-type="float">
            <text:p>59.92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S4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S6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114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S</text:p>
          </table:table-cell>
          <table:table-cell table:style-name="ce17" office:value-type="float" office:value="64" calcext:value-type="float">
            <text:p>64</text:p>
          </table:table-cell>
          <table:table-cell office:value-type="float" office:value="48.06" calcext:value-type="float">
            <text:p>48.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314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W</text:p>
          </table:table-cell>
          <table:table-cell table:style-name="ce17" office:value-type="float" office:value="243.84" calcext:value-type="float">
            <text:p>243.8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AG</text:p>
          </table:table-cell>
          <table:table-cell table:style-name="ce17" office:value-type="float" office:value="77" calcext:value-type="float">
            <text:p>77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S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23.99" calcext:value-type="float">
            <text:p>23.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WK</text:p>
          </table:table-cell>
          <table:table-cell table:style-name="ce17" office:value-type="float" office:value="82" calcext:value-type="float">
            <text:p>82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S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iSTAR_PRES1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7.61" calcext:value-type="float">
            <text:p>57.61</text:p>
          </table:table-cell>
          <table:table-cell office:value-type="string" calcext:value-type="string">
            <text:p>S</text:p>
          </table:table-cell>
          <table:table-cell table:style-name="ce17" office:value-type="float" office:value="101" calcext:value-type="float">
            <text:p>101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iSTAR_PRES2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8.37" calcext:value-type="float">
            <text:p>58.37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iSTAR_PRES3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8.09" calcext:value-type="float">
            <text:p>58.09</text:p>
          </table:table-cell>
          <table:table-cell office:value-type="string" calcext:value-type="string">
            <text:p>S</text:p>
          </table:table-cell>
          <table:table-cell table:style-name="ce17" office:value-type="float" office:value="101" calcext:value-type="float">
            <text:p>101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 410 FL01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110 Scar GPS/AWS (BAS)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55.83" calcext:value-type="float">
            <text:p>55.83</text:p>
          </table:table-cell>
          <table:table-cell office:value-type="string" calcext:value-type="string">
            <text:p>S</text:p>
          </table:table-cell>
          <table:table-cell table:style-name="ce17" office:value-type="float" office:value="61" calcext:value-type="float">
            <text:p>61</text:p>
          </table:table-cell>
          <table:table-cell office:value-type="float" office:value="50.83" calcext:value-type="float">
            <text:p>50.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510 FL02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46.07" calcext:value-type="float">
            <text:p>46.07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610 ST01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7.22" calcext:value-type="float">
            <text:p>37.22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710 ST02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7.24" calcext:value-type="float">
            <text:p>37.24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irkwood AW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S</text:p>
          </table:table-cell>
          <table:table-cell table:style-name="ce17" office:value-type="float" office:value="69" calcext:value-type="float">
            <text:p>69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W</text:p>
          </table:table-cell>
          <table:table-cell table:style-name="ce17" office:value-type="float" office:value="1158" calcext:value-type="float">
            <text:p>115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OAWS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43.12" calcext:value-type="float">
            <text:p>43.12</text:p>
          </table:table-cell>
          <table:table-cell office:value-type="string" calcext:value-type="string">
            <text:p>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W</text:p>
          </table:table-cell>
          <table:table-cell table:style-name="ce17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KSTRL</text:p>
          </table:table-cell>
          <table:table-cell table:style-name="ce17" office:value-type="float" office:value="85" calcext:value-type="float">
            <text:p>85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S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LAAWS (BAS)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S</text:p>
          </table:table-cell>
          <table:table-cell table:style-name="ce17" office:value-type="float" office:value="61" calcext:value-type="float">
            <text:p>61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Leppard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57.16" calcext:value-type="float">
            <text:p>57.16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1.18" calcext:value-type="float">
            <text:p>51.18</text:p>
          </table:table-cell>
          <table:table-cell office:value-type="string" calcext:value-type="string">
            <text:p>W</text:p>
          </table:table-cell>
          <table:table-cell table:style-name="ce17" office:value-type="float" office:value="365.76" calcext:value-type="float">
            <text:p>365.7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113 P-net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S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W</text:p>
          </table:table-cell>
          <table:table-cell table:style-name="ce17" office:value-type="float" office:value="1463.04" calcext:value-type="float">
            <text:p>1463.0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114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45.17" calcext:value-type="float">
            <text:p>45.17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29.91" calcext:value-type="float">
            <text:p>29.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214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.98" calcext:value-type="float">
            <text:p>30.98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33.53" calcext:value-type="float">
            <text:p>33.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314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W</text:p>
          </table:table-cell>
          <table:table-cell table:style-name="ce17" office:value-type="float" office:value="210.312" calcext:value-type="float">
            <text:p>210.3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414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48.56" calcext:value-type="float">
            <text:p>48.56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38.41" calcext:value-type="float">
            <text:p>38.41</text:p>
          </table:table-cell>
          <table:table-cell office:value-type="string" calcext:value-type="string">
            <text:p>W</text:p>
          </table:table-cell>
          <table:table-cell table:style-name="ce17" office:value-type="float" office:value="234.696" calcext:value-type="float">
            <text:p>234.69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514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53.73" calcext:value-type="float">
            <text:p>53.73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2.149" calcext:value-type="float">
            <text:p>2.149</text:p>
          </table:table-cell>
          <table:table-cell office:value-type="string" calcext:value-type="string">
            <text:p>W</text:p>
          </table:table-cell>
          <table:table-cell table:style-name="ce17"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614</text:p>
          </table:table-cell>
          <table:table-cell table:style-name="ce17" office:value-type="float" office:value="66" calcext:value-type="float">
            <text:p>66</text:p>
          </table:table-cell>
          <table:table-cell office:value-type="float" office:value="1.833" calcext:value-type="float">
            <text:p>1.833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2.72" calcext:value-type="float">
            <text:p>52.72</text:p>
          </table:table-cell>
          <table:table-cell office:value-type="string" calcext:value-type="string">
            <text:p>W</text:p>
          </table:table-cell>
          <table:table-cell table:style-name="ce17" office:value-type="float" office:value="810.768" calcext:value-type="float">
            <text:p>810.7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jak</text:p>
          </table:table-cell>
          <table:table-cell table:style-name="ce17" office:value-type="float" office:value="81" calcext:value-type="float">
            <text:p>81</text:p>
          </table:table-cell>
          <table:table-cell office:value-type="float" office:value="35.99" calcext:value-type="float">
            <text:p>35.99</text:p>
          </table:table-cell>
          <table:table-cell office:value-type="string" calcext:value-type="string">
            <text:p>S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table:style-name="ce17" office:value-type="float" office:value="1036" calcext:value-type="float">
            <text:p>103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trix C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S</text:p>
          </table:table-cell>
          <table:table-cell table:style-name="ce17" office:value-type="float" office:value="97" calcext:value-type="float">
            <text:p>97</text:p>
          </table:table-cell>
          <table:table-cell office:value-type="float" office:value="56.67" calcext:value-type="float">
            <text:p>56.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trix E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27.31" calcext:value-type="float">
            <text:p>27.31</text:p>
          </table:table-cell>
          <table:table-cell office:value-type="string" calcext:value-type="string">
            <text:p>S</text:p>
          </table:table-cell>
          <table:table-cell table:style-name="ce17" office:value-type="float" office:value="93" calcext:value-type="float">
            <text:p>93</text:p>
          </table:table-cell>
          <table:table-cell office:value-type="float" office:value="43.85" calcext:value-type="float">
            <text:p>43.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atrix_B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S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RLN</text:p>
          </table:table-cell>
          <table:table-cell table:style-name="ce17" office:value-type="float" office:value="85" calcext:value-type="float">
            <text:p>85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S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E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O114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8.05" calcext:value-type="float">
            <text:p>58.05</text:p>
          </table:table-cell>
          <table:table-cell office:value-type="string" calcext:value-type="string">
            <text:p>S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W</text:p>
          </table:table-cell>
          <table:table-cell table:style-name="ce17" office:value-type="float" office:value="69.7992" calcext:value-type="float">
            <text:p>69.799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OSPRY</text:p>
          </table:table-cell>
          <table:table-cell table:style-name="ce17" office:value-type="float" office:value="86" calcext:value-type="float">
            <text:p>86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S</text:p>
          </table:table-cell>
          <table:table-cell table:style-name="ce17" office:value-type="float" office:value="28" calcext:value-type="float">
            <text:p>28</text:p>
          </table:table-cell>
          <table:table-cell office:value-type="float" office:value="24.819" calcext:value-type="float">
            <text:p>24.819</text:p>
          </table:table-cell>
          <table:table-cell office:value-type="string" calcext:value-type="string">
            <text:p>E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-Res central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43.12" calcext:value-type="float">
            <text:p>43.12</text:p>
          </table:table-cell>
          <table:table-cell office:value-type="string" calcext:value-type="string">
            <text:p>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26.24" calcext:value-type="float">
            <text:p>26.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114</text:p>
          </table:table-cell>
          <table:table-cell table:style-name="ce17" office:value-type="float" office:value="66" calcext:value-type="float">
            <text:p>66</text:p>
          </table:table-cell>
          <table:table-cell office:value-type="float" office:value="24.19" calcext:value-type="float">
            <text:p>24.19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W</text:p>
          </table:table-cell>
          <table:table-cell table:style-name="ce17" office:value-type="float" office:value="1036" calcext:value-type="float">
            <text:p>103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212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26.94" calcext:value-type="float">
            <text:p>26.94</text:p>
          </table:table-cell>
          <table:table-cell office:value-type="string" calcext:value-type="string">
            <text:p>S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214</text:p>
          </table:table-cell>
          <table:table-cell table:style-name="ce17" office:value-type="float" office:value="66" calcext:value-type="float">
            <text:p>6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S</text:p>
          </table:table-cell>
          <table:table-cell table:style-name="ce17" office:value-type="float" office:value="62" calcext:value-type="float">
            <text:p>62</text:p>
          </table:table-cell>
          <table:table-cell office:value-type="float" office:value="50.64" calcext:value-type="float">
            <text:p>50.64</text:p>
          </table:table-cell>
          <table:table-cell office:value-type="string" calcext:value-type="string">
            <text:p>W</text:p>
          </table:table-cell>
          <table:table-cell table:style-name="ce17" office:value-type="float" office:value="1707" calcext:value-type="float">
            <text:p>170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314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S</text:p>
          </table:table-cell>
          <table:table-cell table:style-name="ce17" office:value-type="float" office:value="61" calcext:value-type="float">
            <text:p>6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W</text:p>
          </table:table-cell>
          <table:table-cell table:style-name="ce17" office:value-type="float" office:value="1706.88" calcext:value-type="float">
            <text:p>1706.8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APTR</text:p>
          </table:table-cell>
          <table:table-cell table:style-name="ce17" office:value-type="float" office:value="86" calcext:value-type="float">
            <text:p>86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E</text:p>
          </table:table-cell>
          <table:table-cell table:style-name="ce17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BAWS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47.53" calcext:value-type="float">
            <text:p>47.53</text:p>
          </table:table-cell>
          <table:table-cell office:value-type="string" calcext:value-type="string">
            <text:p>S</text:p>
          </table:table-cell>
          <table:table-cell table:style-name="ce17" office:value-type="float" office:value="71" calcext:value-type="float">
            <text:p>71</text:p>
          </table:table-cell>
          <table:table-cell office:value-type="float" office:value="29.39" calcext:value-type="float">
            <text:p>29.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VULTR</text:p>
          </table:table-cell>
          <table:table-cell table:style-name="ce17" office:value-type="float" office:value="88" calcext:value-type="float">
            <text:p>88</text:p>
          </table:table-cell>
          <table:table-cell office:value-type="float" office:value="1.519" calcext:value-type="float">
            <text:p>1.519</text:p>
          </table:table-cell>
          <table:table-cell office:value-type="string" calcext:value-type="string">
            <text:p>S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51.93" calcext:value-type="float">
            <text:p>51.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Y108 US AW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8.155" calcext:value-type="float">
            <text:p>8.155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55.17" calcext:value-type="float">
            <text:p>55.17</text:p>
          </table:table-cell>
          <table:table-cell office:value-type="string" calcext:value-type="string">
            <text:p>W</text:p>
          </table:table-cell>
          <table:table-cell table:style-name="ce17" office:value-type="float" office:value="56.0832" calcext:value-type="float">
            <text:p>56.083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109 (bean)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57.36" calcext:value-type="float">
            <text:p>57.36</text:p>
          </table:table-cell>
          <table:table-cell office:value-type="string" calcext:value-type="string">
            <text:p>S</text:p>
          </table:table-cell>
          <table:table-cell table:style-name="ce17" office:value-type="float" office:value="69" calcext:value-type="float">
            <text:p>69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W</text:p>
          </table:table-cell>
          <table:table-cell table:style-name="ce17" office:value-type="float" office:value="907.0848" calcext:value-type="float">
            <text:p>907.084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209 (Mt. McKibben)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S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6.11" calcext:value-type="float">
            <text:p>36.11</text:p>
          </table:table-cell>
          <table:table-cell office:value-type="string" calcext:value-type="string">
            <text:p>W</text:p>
          </table:table-cell>
          <table:table-cell table:style-name="ce17" office:value-type="float" office:value="1154.8872" calcext:value-type="float">
            <text:p>1154.887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309 (Hutton)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4.714" calcext:value-type="float">
            <text:p>4.714</text:p>
          </table:table-cell>
          <table:table-cell office:value-type="string" calcext:value-type="string">
            <text:p>S</text:p>
          </table:table-cell>
          <table:table-cell table:style-name="ce17" office:value-type="float" office:value="61" calcext:value-type="float">
            <text:p>61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W</text:p>
          </table:table-cell>
          <table:table-cell table:style-name="ce17" office:value-type="float" office:value="3104.0832" calcext:value-type="float">
            <text:p>3104.083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409 (Lyon)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W</text:p>
          </table:table-cell>
          <table:table-cell table:style-name="ce17" office:value-type="float" office:value="1197" calcext:value-type="float">
            <text:p>119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509 (Gomez Nunatak)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S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32.47" calcext:value-type="float">
            <text:p>32.47</text:p>
          </table:table-cell>
          <table:table-cell office:value-type="string" calcext:value-type="string">
            <text:p>W</text:p>
          </table:table-cell>
          <table:table-cell table:style-name="ce17" office:value-type="float" office:value="1417" calcext:value-type="float">
            <text:p>141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609 (Jensen Nunatak)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4.588" calcext:value-type="float">
            <text:p>4.588</text:p>
          </table:table-cell>
          <table:table-cell office:value-type="string" calcext:value-type="string">
            <text:p>S</text:p>
          </table:table-cell>
          <table:table-cell table:style-name="ce17" office:value-type="float" office:value="66" calcext:value-type="float">
            <text:p>66</text:p>
          </table:table-cell>
          <table:table-cell office:value-type="float" office:value="6.135" calcext:value-type="float">
            <text:p>6.1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709 (Welch)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43.76" calcext:value-type="float">
            <text:p>43.76</text:p>
          </table:table-cell>
          <table:table-cell office:value-type="string" calcext:value-type="string">
            <text:p>S</text:p>
          </table:table-cell>
          <table:table-cell table:style-name="ce17" office:value-type="float" office:value="63" calcext:value-type="float">
            <text:p>63</text:p>
          </table:table-cell>
          <table:table-cell office:value-type="float" office:value="49.22" calcext:value-type="float">
            <text:p>49.22</text:p>
          </table:table-cell>
          <table:table-cell office:value-type="string" calcext:value-type="string">
            <text:p>W</text:p>
          </table:table-cell>
          <table:table-cell table:style-name="ce17" office:value-type="float" office:value="1526.1336" calcext:value-type="float">
            <text:p>1526.133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Z809 (Traverse)</text:p>
          </table:table-cell>
          <table:table-cell table:style-name="ce17" office:value-type="float" office:value="69" calcext:value-type="float">
            <text:p>69</text:p>
          </table:table-cell>
          <table:table-cell office:value-type="float" office:value="59.32" calcext:value-type="float">
            <text:p>59.32</text:p>
          </table:table-cell>
          <table:table-cell office:value-type="string" calcext:value-type="string">
            <text:p>S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W</text:p>
          </table:table-cell>
          <table:table-cell table:style-name="ce17" office:value-type="float" office:value="1046.988" calcext:value-type="float">
            <text:p>1046.988</text:p>
          </table:table-cell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36:36.0246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3.1.2$MacOSX_X86_64 LibreOffice_project/e80a0e0fd1875e1696614d24c32df0f95f03deb2</meta:generator>
    <dc:date>2017-07-13T15:39:16.901920000</dc:date>
    <meta:editing-duration>PT18H34M53S</meta:editing-duration>
    <meta:editing-cycles>206</meta:editing-cycles>
    <meta:document-statistic meta:table-count="5" meta:cell-count="4788" meta:object-count="0"/>
  </office:meta>
</office:document-meta>
</file>